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0.6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shed_true-im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Src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x9_HOLES_grande_b95b3488-ce31-4937-ae94-e351cc06fde0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10x10_Gorilla_Grow_Tent_grande_da5ebaa7-24b7-4ad6-b5d5-e065948cbb6d.jp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2x12_Quarter_View_8ft_grande_beb22983-18d0-44ac-8c89-0958c41db1fe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12x12_Quarter_View_9ft_grande_f9e12c32-0328-4251-be0f-aa9906ec3e49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9GGT52_grande_a860a3f3-0dbf-40b5-a074-17e4eeb7b0f9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99GGT102_grande_df9a83ae-4eb6-4f5a-962b-b5e3500d0263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1010GGT1_grande_51cf055b-54bf-43b7-860a-3ddaa83cdbdc.pn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a566a094-c4d8-49c6-a4b6-acb07a4b2301.jp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99771ea9-ba40-49ee-99bd-132835fd8949.jp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Rear_Access_Door_grande_2ab22897-68e7-4148-bdaf-351ae021f048.jp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Tool_Pouch_grande_5687ad55-b1e5-4e52-877a-5fab7553985a.jpg?v=1596444482</text:p>
          </table:table-cell>
        </table:table-row>
        <table:table-row table:style-name="ro1">
          <table:table-cell office:value-type="string" calcext:value-type="string">
            <text:p>10x10-gorilla-grow-t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Vent_Detail_grande_9aaf9f6d-0c24-48da-a771-95156dbd3ff9.png?v=1596444482</text:p>
          </table:table-cell>
        </table:table-row>
        <table:table-row table:style-name="ro1">
          <table:table-cell office:value-type="string" calcext:value-type="string">
            <text:p>10x10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6934295d-b494-444c-983f-9fcaa1217459.png?v=1596454271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0x20_Side_Open_Doors_9ft_grande_fad03ae1-2250-4c95-9284-867bff251a9b.png?v=1596445687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10x20_OG_EX_grande_1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0x20_Interior_7_grande_1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10x20_Interior_7_grande_94ffc966-bf69-4e64-9f00-4bbee9a7f328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10x20_OG_EX_grande_8eceaa51-ed60-440a-8b44-4b5c9e7521ca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10x20_Interior_6_grande_a98fde0e-2a8d-40c5-87aa-4623f2a1e783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10x20_Interior_2_grande_fb0326d0-31e0-4823-a8b2-8643b27318bc.png?v=1596445688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10x20_Interior_3_grande_8f40723b-8274-4743-b6bf-a5d19da827ce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10x20_Interior_1_grande_1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10x20_Interior_1_grande_31293da7-bd87-4677-802a-9e3e2809f1cc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10x20_HOLES_grande_6c2c2c8d-8203-4bba-833a-45d08d0721ff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10x20_Front_Windows_Open_9ft_grande_17816b32-e9fc-4d2c-bf31-7b4ad8bfe7b4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10x20_Front_Windows_Open_7ft_grande_08f7755a-6dbe-4e84-a2a4-f781e9608a5c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10x20_Front_Doors_Open_7ft_grande_54fb7fcc-d101-4726-be69-8a1495a35ce3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10x20_Front_Windows_Open_8ft_grande_5551794c-7c17-45e4-80c0-ac80bf004873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10x20_Front_9ft_grande_c3749198-a992-414f-8a64-2bc953434472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10x20_Front_8ft_grande_5a292d2e-85ba-4aae-990c-7c36a6b91e33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10x20_Front_7ft_grande_c7cf551f-793a-4473-9841-b166dafc36d1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10x10_Quarter_8ft_grande_790bd1a6-0471-4a97-8229-631b04f23bce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10x10_Quarter_7ft_grande_c842f41c-7317-47c9-b240-80347fe6f65a.png?v=1596445689</text:p>
          </table:table-cell>
        </table:table-row>
        <table:table-row table:style-name="ro1">
          <table:table-cell office:value-type="string" calcext:value-type="string">
            <text:p>10x20-gorilla-grow-te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10x10_Above_9ft_grande_37cc8596-b39f-4d25-a949-6f0d6ac7d578.png?v=1596445689</text:p>
          </table:table-cell>
        </table:table-row>
        <table:table-row table:style-name="ro1">
          <table:table-cell office:value-type="string" calcext:value-type="string">
            <text:p>10x20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e779f335-3c42-46cd-a06c-de49a77b39e0.png?v=1596454382</text:p>
          </table:table-cell>
        </table:table-row>
        <table:table-row table:style-name="ro1">
          <table:table-cell office:value-type="string" calcext:value-type="string">
            <text:p>150-watt-high-pressure-sodium-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ni.jpg?v=1594126562</text:p>
          </table:table-cell>
        </table:table-row>
        <table:table-row table:style-name="ro1">
          <table:table-cell office:value-type="string" calcext:value-type="string">
            <text:p>2-humidity-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me.jpg?v=1594117334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nt_Detail_grande_19aeb6e0-13b9-46c0-94a8-37881f43126e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Lite_Line_Vent_Open_Angle_grande_23b44bf0-4e5b-47af-9059-dc54423ec60c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Large_Port_Closed_2_24d14a84-6602-4776-adc7-66d0a2971783_grande_2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Tent_Detail_1_150d1760-c3d1-4744-a308-a546ae4b03cf_grande_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Pole_Detail_3_d25717ce-15f9-4f7a-9dcd-022237d1baf6_grande_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a20f14b7-7885-43d9-8553-f3104157a8a0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Tent_Detail_1_grande_3b7ad99a-a964-4ea7-a793-b52cff77a5ce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Large_Port_Closed_2_24d14a84-6602-4776-adc7-66d0a2971783_grande_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4773aba1-a217-47c1-b81a-c473a0242473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25_Side_grande_6e496370-e387-4260-9712-2e67a61467fb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Rear_grande_4869df9b-9dd3-40e6-a317-a0834a46741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Front_Windows_grande_e66dba36-b099-4a29-bfe6-8fc6501ac299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HOLES_small_d32ea99c-bd2c-4931-a7c6-ac35ec570d6d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Front_Open_grande_2408d117-647c-49cb-88a8-b2819ab30065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grande_d1985f37-521e-4f99-91c0-973cf90d07a6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Angle_Open_grande_e8dc6ebc-3bc0-4c29-9435-7e11c2f2a09c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Half_Open_grande_cca710a8-944d-4b75-937f-612f86e6110a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grande_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e0e2a743-79db-47a0-af4f-04876589dd83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Tent_Detail_cd67e42f-b543-47b6-b872-cfc3b41fe7bb_grande_1.png?v=1596455499</text:p>
          </table:table-cell>
        </table:table-row>
        <table:table-row table:style-name="ro1">
          <table:table-cell office:value-type="string" calcext:value-type="string">
            <text:p>2x2-5-ggt-l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Lite_Line_Zipper_2_grande_0997ad66-2caf-48fa-af0a-9bce728d5249.png?v=1596455499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25SH2_grande_5d807dac-30cf-4fdf-aab6-a5b9ff5021f4.png?v=1596468983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25SH8_grande_82a13cfa-c430-40d3-957c-0ca4b685b67f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25SH9_grande_0f72d89d-67fb-4685-9600-17b3b6bc6549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25SH10_grande_f7c34bf7-ae29-4674-b902-79b5a498ed1d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25SH11_grande_8a1b6f54-deb7-41ce-9eb5-862ad0eaa1ff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4SH5_grande_e639f092-10f6-486d-a974-1c37fd2d6f51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4SH6_grande_8f5b486b-d26e-460e-a4e0-44d1dbcb1615.png?v=1596468984</text:p>
          </table:table-cell>
        </table:table-row>
        <table:table-row table:style-name="ro1">
          <table:table-cell office:value-type="string" calcext:value-type="string">
            <text:p>2x2-5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25SH1_grande_07f3ac8c-0ae8-456a-bb40-2915e84587cd.png?v=1596468984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Joint_1_grande_c66a1b18-2db2-4881-983d-babba278cf3d.png?v=1596201419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orts_grande_095f156a-78a8-4c3b-94fd-3f4c25c040ab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25_HOLES_grande_a7a5e1ad-0919-4dd2-a1f6-f94e0c474fe5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2_Ports_Joints_grande_1be3a20d-7c2d-4880-8d3c-1b9bb9ab4f27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2_QuarterView_Closed_NOTOp_grande_1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2_360_Access_1_grande_af88f72e-2af9-4157-901a-ae5fa0025cc2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Vent_Detail_grande_764f3ea2-c675-4c38-870a-64fc0d21a605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d97bca7e-ea5f-428d-91ea-3442eb4f65f5.png?v=1596201421</text:p>
          </table:table-cell>
        </table:table-row>
        <table:table-row table:style-name="ro1">
          <table:table-cell office:value-type="string" calcext:value-type="string">
            <text:p>2x2-5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Rear_Access_Door_grande_c94a7f62-2ea2-4459-945e-02578f345ed9.png?v=1596201421</text:p>
          </table:table-cell>
        </table:table-row>
        <table:table-row table:style-name="ro1">
          <table:table-cell office:value-type="string" calcext:value-type="string">
            <text:p>2x2-5-lite-ex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f02f28f5-a4af-4aaa-9727-b2ec83e5d6de.png?v=1597323238</text:p>
          </table:table-cell>
        </table:table-row>
        <table:table-row table:style-name="ro1">
          <table:table-cell office:value-type="string" calcext:value-type="string">
            <text:p>2x2-5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9ff9091e-cd66-47b0-a004-6f52910039e7.png?v=1596451017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Lite_Angle_grande_c63b5e77-c2a7-4e57-833f-e1f2bcc8eebd.png?v=1596465888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Lite_Angle_Half_Open_grande_653a7a95-3571-4a7d-a541-c9ec5a6704dd.png?v=1596465889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Lite_Angle_Open_grande_3193e233-e97b-4da3-9cc5-9a493ed3ec03.png?v=1596465889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Lite_Ext_Angle_grande_366e107b-269a-4400-b5a6-9246170ff944.png?v=1596465890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4_Lite_Ext_Angle_Half_Open_grande_80f39f4c-4101-4842-816d-968f93ffb38f.png?v=1596465892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4_Lite_Ext_Front_grande_154a4168-e30e-43cb-97cf-24b24a848e53.png?v=1596465892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x4_Lite_Ext_Front_Open_grande_5f242d53-4960-4a86-ba6d-c10b66ce7c7b.png?v=1596465892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x4_Lite_Ext_Front_Windows_grande_b8c51c02-0e32-41b0-9afd-47200128250b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x4_Lite_Front_grande_30659bc2-96aa-4e90-ac36-f063c6b00044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4_Lite_Front_Open_grande_4d4ccb3f-e6c6-4b41-b2ae-5c86adb0fae7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4_Lite_Front_Windows_grande_080b1ac7-21d6-40ef-abc4-c727f448ae18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4_Lite_Side_grande_ce54c432-1d06-4941-a0b2-c4db6fb0729a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Lite_Line_Large_Port_Closed_2_grande_52108a2b-69f8-4174-a598-8a4a61ca8a87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Lite_Line_Pole_Detail_3_small_11e4d4a5-4f28-46ba-83f9-b493d227f44e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Lite_Line_Tent_Detail_1_small_62208dc1-08f8-4955-a870-88dba377fb5e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Lite_Line_Tool_Pouch_1_grande_a984998c-d975-4ec5-aa6d-47ec0d3b56ee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Lite_Line_Vent_Open_Angle_grande_34066639-792a-48ae-a1af-e35607bb1bcd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Lite_Line_Zipper_2_grande_d7ba43f5-35d1-4667-86df-844be27f73b4.png?v=1596465893</text:p>
          </table:table-cell>
        </table:table-row>
        <table:table-row table:style-name="ro1">
          <table:table-cell office:value-type="string" calcext:value-type="string">
            <text:p>2x4-ggt-l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4_HOLES_grande_1b1c4b01-7ab7-4130-83fc-e4d071899969.png?v=1596465893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SHORTY_EX_grande_9d15ef62-a73f-4d19-bbba-2f7eedd15a8f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4SH2_grande_87b80e47-05d8-4894-8a08-070615e4e2a8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4SH5_grande_dc9dda53-c178-4e86-9947-701a74ed1a6e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4SH6_grande_259eb252-24e4-4c2e-9c3c-b4449026958b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4SH7_grande_a3ceedf5-faaf-406f-94e6-bea7f8b98154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4SH8_grande_d8f53e8e-22bb-4cc0-a337-ad8647f955c4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4SH9_grande_13a43243-7ae9-4118-aef9-5a3b6e025b3b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4SH10_grande_10b127c8-5b3c-4023-a389-56f33bf8b987.png?v=1596469315</text:p>
          </table:table-cell>
        </table:table-row>
        <table:table-row table:style-name="ro1">
          <table:table-cell office:value-type="string" calcext:value-type="string">
            <text:p>2x4-ggt-shor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4SH11_grande_aba26205-d3c3-4b4d-8749-fd0a66a4dfb1.png?v=159646931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Interior_1_grande_bec40bc7-4c1c-43aa-9b09-8e0a7b13e22f.png?v=1596202144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OG_EX_grande_622ecc1a-1b1c-4f4f-8141-bd74bcd83420.png?v=159620214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QuarterView_Open_1_grande_4251b8c9-81f5-4109-8f97-b68190d28dfc.png?v=159620214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Rear_No_Extension_1_grande_2f4d6461-d32e-4129-a0df-893427f75ac5.png?v=159620214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Joint_1_grande_49d8f61a-3858-42a5-8c59-b64c3b11e29a.jpg?v=159620214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Ports_grande_006707f7-5d9e-4c94-b6bb-0f9cfeba1dd6.jpg?v=1596202145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2878814c-6bbc-4266-87b5-744b305dfbc8.jpg?v=1596202146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0e092373-287a-45b4-afe5-7aa34dbd7108.jpg?v=1596202146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Vent_Detail_grande_3847176c-6af7-404e-8720-04adfdca815a.png?v=1596202146</text:p>
          </table:table-cell>
        </table:table-row>
        <table:table-row table:style-name="ro1">
          <table:table-cell office:value-type="string" calcext:value-type="string">
            <text:p>2x4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2x4_HOLES_grande_e70f5fe6-9f49-43c5-bad6-81cfef2c398f.png?v=1596202146</text:p>
          </table:table-cell>
        </table:table-row>
        <table:table-row table:style-name="ro1">
          <table:table-cell office:value-type="string" calcext:value-type="string">
            <text:p>2x4-lite-ex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4948f85b-2008-4d56-b8e6-8a15f84f41c1.png?v=1597323547</text:p>
          </table:table-cell>
        </table:table-row>
        <table:table-row table:style-name="ro1">
          <table:table-cell office:value-type="string" calcext:value-type="string">
            <text:p>2x4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9fd73954-f844-4057-92bd-043d1a194678.png?v=1596452471</text:p>
          </table:table-cell>
        </table:table-row>
        <table:table-row table:style-name="ro1">
          <table:table-cell office:value-type="string" calcext:value-type="string">
            <text:p>360-sprayer-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360-sprayer-red_1.jpg?v=1597396632</text:p>
          </table:table-cell>
        </table:table-row>
        <table:table-row table:style-name="ro1">
          <table:table-cell office:value-type="string" calcext:value-type="string">
            <text:p>360-sprayer-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360-sprayer-red.jpg?v=1597396632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SHORTY_3x3_ANGLE_CLOSED_grande_9546c36b-df41-430b-bde6-f261276164ee.png?v=1596470689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SHORTY_3x3_ANGLE_OPEN_grande_b5cb3cf3-78b8-482c-8085-1443c4e57bc5.png?v=1596470689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GGT_SHORTY_3x3_FRONT_CLOSED_grande_96461dbc-ad02-451a-835c-3f3c3198e496.png?v=1596470690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GGT_SHORTY_3x3_FRONT_OPEN_grande_ebc793a6-6080-48d0-a63c-0f82160fe410.png?v=1596470690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GGT_SHORTY_DUCTING_grande_cbfd4bcf-bf40-41d2-9dc4-34709cdda399.png?v=1596470690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GGT_SHORTY_MICRO_MESH_grande_d4fad2e9-53c0-4e3f-ae02-1c1021ea4b75.png?v=1596470690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GGT_SHORTY_POUCH_grande_0c0efad7-c8a5-4651-b65a-266a0e55b5f1.png?v=1596470690</text:p>
          </table:table-cell>
        </table:table-row>
        <table:table-row table:style-name="ro1">
          <table:table-cell office:value-type="string" calcext:value-type="string">
            <text:p>3x3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GGT_SHORTY_STEEL_POLES_grande_c4d3401a-d110-410d-98db-2c114dcf7eda.png?v=1596470690</text:p>
          </table:table-cell>
        </table:table-row>
        <table:table-row table:style-name="ro1">
          <table:table-cell office:value-type="string" calcext:value-type="string">
            <text:p>3x3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dc77741e-d8fa-4d8b-a1cc-7169ce6284c3.png?v=1596452541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Lite_Ext_Angle_grande_7656f95f-a562-44ac-aba0-7d1c9fff51f1.png?v=1596466028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x4_Lite_Ext_Angle_Half_Open_grande_f9aee5e3-bbd2-4ecd-8d94-bdbf4bf27469.png?v=1596466029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2x4_Lite_Ext_Front_grande_1e9066cf-71d5-4004-852b-3c491c93b191.png?v=1596466029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x4_Lite_Ext_Front_Open_grande_0cb43a7f-08fe-4374-b743-af24fceb48da.png?v=1596466029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2x4_Lite_Ext_Front_Windows_grande_73eb33bd-1e2f-475e-8658-3d6c0164a3cb.png?v=1596466029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2x4_Lite_Front_grande_9eb146f3-1420-43ef-aa70-8e49cd2d96cb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2x4_Lite_Front_Open_grande_3edf3f59-de41-4a36-a5f6-9656944d5c9a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2x4_Lite_Front_Windows_grande_44d5f0fd-1db8-4bb0-8599-217767c13e26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2x4_Lite_Side_grande_18627e61-5afd-4030-afaa-8fcb23d08455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c5712553-6478-46e9-8cc0-8412944f83e0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Lite_Line_Pole_Detail_3_small_2a4f2126-4049-4eb8-8143-3a738361a6e3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Lite_Line_Tent_Detail_1_small_51d68876-1766-4e36-a8fd-16d9c0f47bb8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Lite_Line_Tool_Pouch_1_grande_9968b4e1-e278-40d1-8064-542e767af56e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Lite_Line_Vent_Open_Angle_grande_7cb14cac-0391-4700-b4c8-fef75e0e9278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Lite_Line_Zipper_2_grande_24f387ab-4d5a-48e6-8da7-052f47168d18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4_HOLES_grande_97a8c03d-f7ee-4cc7-9b10-69acd1293042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4_Lite_Angle_grande_ec3a303f-dc1e-4c87-9db7-704ced35e8da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4_Lite_Angle_Half_Open_grande_18837aa7-868b-47fa-b974-f7658fe7871d.png?v=1596466030</text:p>
          </table:table-cell>
        </table:table-row>
        <table:table-row table:style-name="ro1">
          <table:table-cell office:value-type="string" calcext:value-type="string">
            <text:p>4x4-ggt-l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4_Lite_Angle_Open_grande_d45d6daa-ddcc-43da-b2f7-1a8a3974c5fc.png?v=1596466030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4_SHORTY_EX_grande_3fd60c20-ff67-4b59-af64-16fad93dd30d.png?v=1596508920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4SH2_grande_0b53a0fc-2876-4a4b-bf75-769fef5debc2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4SH4_grande_fc3c5473-7749-4c64-b9ce-5b2db36dd081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4SH4B_grande_4d36083b-5674-46f5-ada3-7fecd740acef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44SH6_grande_7c64b3ac-a4d3-4da4-bd85-13710aa41b85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44SH7_grande_40c12fd8-0a25-440a-b295-906d72ca99bd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44SH8_grande_af10eae9-21b9-4958-a507-68cf6f2ff4da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44SH9_grande_ee74c1a2-7cc7-458c-8a56-1f488d6b795d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44SH10_grande_89885405-372f-4681-b07a-292a3137dccc.png?v=1596508922</text:p>
          </table:table-cell>
        </table:table-row>
        <table:table-row table:style-name="ro1">
          <table:table-cell office:value-type="string" calcext:value-type="string">
            <text:p>4x4-ggt-shor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44SH11_grande_c394b179-6067-4539-b82f-df14b75a8f11.png?v=1596508922</text:p>
          </table:table-cell>
        </table:table-row>
        <table:table-row table:style-name="ro1">
          <table:table-cell office:value-type="string" calcext:value-type="string">
            <text:p>4x4-lite-ex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0732515c-4c83-492b-ac15-fc191b885a86.png?v=1597324065</text:p>
          </table:table-cell>
        </table:table-row>
        <table:table-row table:style-name="ro1">
          <table:table-cell office:value-type="string" calcext:value-type="string">
            <text:p>4x4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bc4a1133-f193-45b6-a861-41c9f79ad80a.png?v=1596453953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Lite_Line_Zipper_2_grande_3f33ac96-16c0-4ee4-8bdc-247f63b447a8.png?v=1596466624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ent_Detail_grande_7f2568a0-94cd-497b-b414-08b7d10c9128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Vent_Open_Angle_grande_00d485d7-c996-4aad-838b-8e308f914c9f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Large_Port_Closed_2_grande_2_bfd2d9d5-37ad-4745-bc94-7ec39f24eae1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Tent_Detail_1_grande_1_40db57da-1718-4a51-b6e7-9fef0df78fd2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1_d621e021-61b8-4bf5-b13a-ae91f232e60f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Pole_Detail_3_grande_7bc54b71-170b-4f4a-9a77-075353c4e190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Tent_Detail_1_grande_ab888d2b-ff01-47c7-8d0a-258989d5ec9e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1_87a2a6ce-0088-4fc6-9bcc-6ec8a0107bde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b458c729-d693-43a1-a6d9-8ba343c0f2b4.png?v=1596466627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Side_grande_56090222-2c1d-4136-a52f-c83670e61650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Rear_grande_f8e12e34-2173-4021-bffd-cc3ec2fe205a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Front_Windows_grande_21455047-182b-4b60-93ba-ccea2cf8f0ee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HOLES_small_3b9d67d1-6660-4fb7-a5ec-b66fc6c3b83a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Open_grande_6fed21fd-4a97-4d2f-a548-26af37e22376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Front_grande_ecfbb108-1c73-45db-adc3-47bb228576ec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Open_grande_b1667fc7-3981-4023-88a3-5db86d55ed3b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Half_Open_grande_f53f7201-98de-47b2-9cd8-272fc3ea3852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1_a059bd24-5962-4dde-8c5c-4b8a38f3b5c0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2x25_Angle_grande_24bcd889-a33d-45a9-8210-0b3034f25f2b.png?v=1596466628</text:p>
          </table:table-cell>
        </table:table-row>
        <table:table-row table:style-name="ro1">
          <table:table-cell office:value-type="string" calcext:value-type="string">
            <text:p>4x8-ggt-l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Tent_Detail_grande_1_0d5fcb75-41f3-4a05-8e57-324c7b2e25ad.png?v=1596466628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SHORTY_EX_grande_fa7453d2-a6c7-4edf-91fa-66b05bffdeac.png?v=1596509552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8SH3_grande_7025e137-b956-4862-af68-5629ee2525e1.png?v=1596509552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8SH4_grande_91099e4e-61e2-43e3-bca5-005782216698.png?v=1596509552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8SH5_grande_91266910-a207-4deb-b249-10dde95dde12.png?v=1596509553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48SH9_grande_3fa0fadd-77dd-40ce-9d4c-0da4a1cccccc.png?v=1596509553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48SH10_grande_576023b4-30b3-4764-8aca-bc1445eeaf53.png?v=1596509553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48SH11_grande_fa07ad04-c486-4c89-8d51-b2642e5e626d.png?v=1596509553</text:p>
          </table:table-cell>
        </table:table-row>
        <table:table-row table:style-name="ro1">
          <table:table-cell office:value-type="string" calcext:value-type="string">
            <text:p>4x8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48SH12_grande_0530c454-d418-47a5-9e1b-1bae35e72666.png?v=1596509553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9FT_5_grande_09914f19-1cef-4fe9-8104-c9eba7cb1037.png?v=1596440383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8_8FT_3_small_61baf7bd-6a58-47b6-af06-1dcdfd2443b8.png?v=1596440383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8_9FT_6_grande_aff10d27-1af2-4ed5-9df6-f262267fe978.png?v=1596440383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x8_7FT_6_grande_eaf6a385-4d5d-456c-b3d8-c76e2eb4a8c3.png?v=1596440383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Tool_Pouch_grande_14c799af-db79-4f0a-b919-cd4c35e2b2cb.png?v=1596440381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03efd393-fb1a-4076-840e-2652d8a3076a.png?v=1596440381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a9d22dc4-a6b3-4c03-b08b-3f2007a45b25.png?v=1596440381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5fa8d7dd-398a-4d50-a290-9ca14037aebf.png?v=1596440381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3473e645-c34e-4132-8844-a2a3f6b75991.png?v=1596440381</text:p>
          </table:table-cell>
        </table:table-row>
        <table:table-row table:style-name="ro1">
          <table:table-cell office:value-type="string" calcext:value-type="string">
            <text:p>4x8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x9_HOLES_grande_589b4c44-b489-4c3f-8e85-83c0aa6c6257.png?v=1596440381</text:p>
          </table:table-cell>
        </table:table-row>
        <table:table-row table:style-name="ro1">
          <table:table-cell office:value-type="string" calcext:value-type="string">
            <text:p>4x8-lite-ex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90567fee-870a-46b4-9faf-1091c8d3bfb2.png?v=1597324275</text:p>
          </table:table-cell>
        </table:table-row>
        <table:table-row table:style-name="ro1">
          <table:table-cell office:value-type="string" calcext:value-type="string">
            <text:p>4x8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cf028fbe-fb1d-4f52-8396-50f176df7d08.png?v=1596454071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5X5_SHORTY_EX_grande_426906ed-10ff-47b4-bcd6-5c3c470e7649.png?v=1596509263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5SH2_grande_af2bae55-b091-41c1-85e6-7e06b0228452.png?v=1596509263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5SH4_grande_52607387-9f0a-4205-8e56-48a111f4543c.png?v=1596509264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5SH5_grande_42721f20-82b7-4279-b32c-c132217da93d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55SH7_grande_4c673ccc-b2f7-45bf-85d8-5ef7dea772ae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55SH8_grande_ad573d6d-0ecb-4a44-bffc-8516e7909879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55SH9_grande_7485554b-77b5-40bf-80fb-67577183da11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55SH10_grande_004c3c1c-3d0d-444f-bffa-6eb5b38c5d2f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55SH11_grande_1db64e73-6455-469c-9850-9f8ca8ff7eb6.png?v=1596509265</text:p>
          </table:table-cell>
        </table:table-row>
        <table:table-row table:style-name="ro1">
          <table:table-cell office:value-type="string" calcext:value-type="string">
            <text:p>5x5-ggt-shor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5SH12_grande_657c38b1-1ab2-47d1-a955-0ad0b65351ad.png?v=1596509265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5x5_9FT_3_grande_29c1a6d2-5630-42ad-bb0a-9689b22ab5b6.png?v=1596439448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x5_Ceiling_1_grande_e851d562-f7f1-4ab9-a3ce-acb2a382ee80.png?v=1596439449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x5_Front_DoorsZipedOpen_1_grande_30caaba7-0572-4bc5-81a1-6b246f455288.png?v=1596439468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OG_EX_grande_e6ae6173-9d48-4a0e-b3ef-0ff586d1a557.pn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5x5_Pool_1_grande_57f02f2e-49ab-4e6d-9aba-9a6cbcf1fa6d.pn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5x5_Rear_AccessDoorOpen_1_grande_1210a1b2-5530-4acb-baf6-bd123ef7f745.pn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Joint_1_grande_0972cb4a-5827-4294-8a43-cc6ae4febb1a.jp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Ports_grande_41b993fa-161a-4e3d-8ad2-bf1535e8795f.jp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Rear_Access_Door_grande_40222149-ce64-4662-a1be-97fe930a1dcc.jp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Tool_Pouch_grande_8bbd07d1-2650-4cbf-acdf-d00bffef4d9d.jp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5x5_HOLES_grande_fa11a94e-f3cf-4ca9-8591-e4070b9a99d6.png?v=1596439574</text:p>
          </table:table-cell>
        </table:table-row>
        <table:table-row table:style-name="ro1">
          <table:table-cell office:value-type="string" calcext:value-type="string">
            <text:p>5x5-gorilla-grow-t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Vent_Detail_grande_b8bd4d3f-3e68-4f8f-9d21-26171d0e82ee.png?v=1596439575</text:p>
          </table:table-cell>
        </table:table-row>
        <table:table-row table:style-name="ro1">
          <table:table-cell office:value-type="string" calcext:value-type="string">
            <text:p>5x5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0b14a2dd-4880-49c1-be6a-996fe4e71eb6.png?v=1596454018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8_9FT_5_grande_9360d713-4da7-48c2-a31e-ff652ecf001f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8_8FT_3_small_0d8c8c18-4c6f-4f04-85dc-318a9c1237e2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8_9FT_6_grande_6bf14572-e0f2-4545-aa75-56c4e589dd50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4x8_7FT_6_grande_9f8c7197-81bb-4c72-b499-ecbe8163558f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Tool_Pouch_grande_f0daf08a-4ed9-4798-9173-b88cf2d15662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087538eb-a3fe-4b66-b178-fa4f03fb0913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b4799c2a-c7b5-48dc-bb4e-b8d5cad3b8a8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Joint_1_grande_9f165754-371f-4330-bc38-3ea04896dbba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73e3ce93-b3cb-4665-afb9-c5b7982ce03a.png?v=1596440433</text:p>
          </table:table-cell>
        </table:table-row>
        <table:table-row table:style-name="ro1">
          <table:table-cell office:value-type="string" calcext:value-type="string">
            <text:p>5x9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5x9_HOLES_grande_da98b538-8632-4d57-a8a5-86542e978201.png?v=1596440433</text:p>
          </table:table-cell>
        </table:table-row>
        <table:table-row table:style-name="ro1">
          <table:table-cell office:value-type="string" calcext:value-type="string">
            <text:p>5x9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a4ac2875-f2c3-4999-a248-7921651f3bb0.png?v=1596454120</text:p>
          </table:table-cell>
        </table:table-row>
        <table:table-row table:style-name="ro1">
          <table:table-cell office:value-type="string" calcext:value-type="string">
            <text:p>8-waterfarms-controller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86_1.jpg?v=1594020555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8x16_Angle_Open_copy_grande_a54f106e-4fff-469d-a148-745676cc3861.pn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8x16_Front_Half_Open_copy_grande_9a37d005-3e79-4e33-89fd-434e8137b643.pn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GGT_8x16_Interior_copy_grande_cbbb06b9-0caa-419e-b972-973be0847df9.pn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GGT_8x16_Side_Open_copy_grande_991feab6-949c-49f9-9959-074fa04ceccc.pn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Joint_1_grande_e0c5c747-3945-4950-b748-e9b4966f48b7.jp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Ports_grande_6cf02d1c-672a-4df4-98d7-483f332a7d0f.jp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Rear_Access_Door_grande_d5459095-7bf0-401e-89c8-3759ebd395c2.jp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Tool_Pouch_grande_8cba9801-f042-4257-a100-837c22351093.jp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8x16_HOLES_grande_6c6eb6aa-c01d-4998-a658-695a170ec471.png?v=1596444950</text:p>
          </table:table-cell>
        </table:table-row>
        <table:table-row table:style-name="ro1">
          <table:table-cell office:value-type="string" calcext:value-type="string">
            <text:p>8x16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Vent_Detail_grande_b0b88c33-7f93-4100-8d55-ec966b367ce7.png?v=1596444943</text:p>
          </table:table-cell>
        </table:table-row>
        <table:table-row table:style-name="ro1">
          <table:table-cell office:value-type="string" calcext:value-type="string">
            <text:p>8x16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ba8e3f27-fc85-438c-b58a-9f250bd69189.png?v=1596454328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Lite_Line_Zipper_2_grande_0d725b8d-54fd-4b2f-a766-31942f3c4c54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ent_Detail_grande_bf161878-c59a-4805-aacb-9e9858a0d97d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Lite_Line_Vent_Open_Angle_grande_7690c40d-ceb8-4f28-9e1c-69b7637ddafd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Lite_Line_Large_Port_Closed_2_grande_2_22d86ede-bbe6-4717-aa68-94a5cd7c17cf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Lite_Line_Tent_Detail_1_grande_1_177440e7-9259-4999-b7e9-6497a12cebe0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Lite_Line_Pole_Detail_3_grande_1_12b8a911-baa0-4e52-a761-e6c4b37a2bd2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Lite_Line_Pole_Detail_3_grande_11280625-8be4-401e-a0c4-ec737be07a01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Lite_Line_Tent_Detail_1_grande_68327011-5dd2-4f7e-8299-8f488ca0abd8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Lite_Line_Large_Port_Closed_2_grande_1_6a879372-99cc-4f96-b455-588d5a82e5ad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Lite_Line_Large_Port_Closed_2_grande_d06ef982-60ab-41d3-b162-20e93104af10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shopify.com/s/files/1/0417/5675/4069/products/2x25_Side_grande_5ce8922c-18a5-46e1-acfc-601517757da3.png?v=1596466661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shopify.com/s/files/1/0417/5675/4069/products/2x25_Rear_grande_cc6043b3-146c-44d9-b8f6-1882483858d7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shopify.com/s/files/1/0417/5675/4069/products/2x25_Front_Windows_grande_f6fca285-6702-4cd5-b858-4518dc43146b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shopify.com/s/files/1/0417/5675/4069/products/2x25_HOLES_small_ba912c3b-a757-4466-b850-d5ec8e8c3f2b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shopify.com/s/files/1/0417/5675/4069/products/2x25_Front_Open_grande_15726377-e89a-4ca1-bd00-c266fa8c214a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shopify.com/s/files/1/0417/5675/4069/products/2x25_Front_grande_aa69acdf-9dd5-4f90-b069-b9aa1caa2aeb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shopify.com/s/files/1/0417/5675/4069/products/2x25_Angle_Open_grande_ba9e8521-f010-4367-8740-f26c8310b31e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shopify.com/s/files/1/0417/5675/4069/products/2x25_Angle_Half_Open_grande_9924f4ca-e1f4-41c6-b6e1-470b58c1b581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shopify.com/s/files/1/0417/5675/4069/products/2x25_Angle_grande_1_1ae028b4-c838-46fd-bf1e-8a7e798d50c8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shopify.com/s/files/1/0417/5675/4069/products/2x25_Angle_grande_9c514008-2377-47f6-a225-c4b544218633.png?v=1596466662</text:p>
          </table:table-cell>
        </table:table-row>
        <table:table-row table:style-name="ro1">
          <table:table-cell office:value-type="string" calcext:value-type="string">
            <text:p>8x8-ggt-l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shopify.com/s/files/1/0417/5675/4069/products/Tent_Detail_grande_1_84722b6a-7d30-464b-987c-e2c03fa11b3a.png?v=1596466662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8x8_backview_2_grande_e54fdf13-d41f-42f2-9da9-787e967e72e1.jpg?v=1596443047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8x8_OG_EX_grande_1460af0a-af3c-48e2-828a-9d0519c2d865.png?v=1596443047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8x8_sideview_No_Extension_1_grande_f871386b-3059-4aaf-af28-8e453c51bf39.jp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9x9_9ft_1_grande_0743a599-df2d-4398-be4b-c7e4abe27333.pn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x9_HOLES_grande_861251d2-fbe1-4921-bfee-3ef5d459fb9b.pn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Joint_1_grande_a81f71db-09b2-4306-85c8-537077b894c4.jp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Ports_grande_fc94d421-2679-4f7c-98c9-098134ff1515.jp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Rear_Access_Door_grande_fc0eac46-a2ba-48ab-bf6b-c35b6dc7581a.jp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Tool_Pouch_grande_58fd6935-e802-4255-b173-3f7a2cc8e95f.jpg?v=1596443049</text:p>
          </table:table-cell>
        </table:table-row>
        <table:table-row table:style-name="ro1">
          <table:table-cell office:value-type="string" calcext:value-type="string">
            <text:p>8x8-gorilla-grow-t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Vent_Detail_grande_568837fa-dc57-491a-84d7-afa3392be544.png?v=1596443049</text:p>
          </table:table-cell>
        </table:table-row>
        <table:table-row table:style-name="ro1">
          <table:table-cell office:value-type="string" calcext:value-type="string">
            <text:p>8x8-lite-ex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1FT_grande_721330f7-5520-44df-9611-e4cf61699af3.png?v=1597324457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x9_OG_EX_grande_1625b287-db2c-466e-8748-7cb0db62cf84.png?v=1596444055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9x9_lamps_grande_e26f3b1d-f00c-4e87-8827-09623b95b283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9x9_HOLES_grande_100f3f34-43e2-402b-aa73-843701b7d1ee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9x9_backview_2_grande_829b5264-8688-4b1f-a211-957d37f1c7dc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9x9_9ft_1_grande_71a57ece-67e8-41aa-ab50-dfd376005d5f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Vent_Detail_grande_1015b002-6e52-49b0-9a7d-46fd38603557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Tool_Pouch_grande_143e06c8-acff-44e9-949a-ee5baeb258dd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Rear_Access_Door_grande_81a66d00-4a6e-49dd-876f-89f643b0361a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Ports_grande_521e903c-685a-4e26-aa66-41fee11d14e4.png?v=1596444056</text:p>
          </table:table-cell>
        </table:table-row>
        <table:table-row table:style-name="ro1">
          <table:table-cell office:value-type="string" calcext:value-type="string">
            <text:p>9x9-gorilla-grow-tent-cover-bo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shopify.com/s/files/1/0417/5675/4069/products/Joint_1_grande_6fcfb4de-5909-4569-a82c-6b7860310eae.png?v=1596444056</text:p>
          </table:table-cell>
        </table:table-row>
        <table:table-row table:style-name="ro1">
          <table:table-cell office:value-type="string" calcext:value-type="string">
            <text:p>9x9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XTENSION_KIT_2FT_grande_4bd73507-cf13-443d-8b3a-90479aad6e09.png?v=1596454210</text:p>
          </table:table-cell>
        </table:table-row>
        <table:table-row table:style-name="ro1">
          <table:table-cell office:value-type="string" calcext:value-type="string">
            <text:p>acc-gear-board-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424143bf-2697-446f-9c79-eba6c2327ef0.png?v=1596513659</text:p>
          </table:table-cell>
        </table:table-row>
        <table:table-row table:style-name="ro1">
          <table:table-cell office:value-type="string" calcext:value-type="string">
            <text:p>acc-gear-board-19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bd034fee-7237-43db-8e44-7c61adda3f6f.png?v=1596513719</text:p>
          </table:table-cell>
        </table:table-row>
        <table:table-row table:style-name="ro1">
          <table:table-cell office:value-type="string" calcext:value-type="string">
            <text:p>acc-gear-board-2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GEARBOARD_PNG_grande_1d219889-c578-4ac1-9dbb-bd420cbe2ecf.png?v=1596513909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DRYING_RACK_grande_a97d5c05-7ed7-4856-9efb-c0e33fd292e7.jpg?v=1596520441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GT_DRYING_RACK_TENT_FULL_grande_8afd8cc9-45b4-4018-bc7f-8ae755132851.jpg?v=1596520442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ryer_Tent_Hang_01_grande_587cab02-20a1-434a-90fa-36637eb096be.jpg?v=1596520442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Dryer_Tent_Hang_02_grande_b3a8c9d9-0505-489c-a9fc-f06b8e7f2dd3.jpg?v=1596520442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Dryer_Tent_Hang_03_grande_7ade3be8-5eff-4267-804e-4f33d25046e6.jpg?v=1596520442</text:p>
          </table:table-cell>
        </table:table-row>
        <table:table-row table:style-name="ro1">
          <table:table-cell office:value-type="string" calcext:value-type="string">
            <text:p>acc-hanging-dryer-r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Dryer_Tent_Hang_04_grande_d3cee926-c475-495f-9521-7a5e5df5dc63.jpg?v=1596520442</text:p>
          </table:table-cell>
        </table:table-row>
        <table:table-row table:style-name="ro1">
          <table:table-cell office:value-type="string" calcext:value-type="string">
            <text:p>acc-high-cfm-kit-for-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87c73f0f-1ca3-457e-81e8-b765a1e194ca.png?v=1596517668</text:p>
          </table:table-cell>
        </table:table-row>
        <table:table-row table:style-name="ro1">
          <table:table-cell office:value-type="string" calcext:value-type="string">
            <text:p>acc-high-cfm-kit-for-1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ee45b15a-fba2-4f4c-ab84-19bfcaca35bc.png?v=1596518220</text:p>
          </table:table-cell>
        </table:table-row>
        <table:table-row table:style-name="ro1">
          <table:table-cell office:value-type="string" calcext:value-type="string">
            <text:p>acc-high-cfm-kit-for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1826c1d9-791d-496f-8047-3b24222c51c7.png?v=1596515795</text:p>
          </table:table-cell>
        </table:table-row>
        <table:table-row table:style-name="ro1">
          <table:table-cell office:value-type="string" calcext:value-type="string">
            <text:p>acc-high-cfm-kit-for-22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9b5c224-38cc-4064-a3c5-afce63046c80.png?v=1596518333</text:p>
          </table:table-cell>
        </table:table-row>
        <table:table-row table:style-name="ro1">
          <table:table-cell office:value-type="string" calcext:value-type="string">
            <text:p>acc-high-cfm-kit-for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c5fae966-fafb-419e-9055-890c87030d30.png?v=1596515911</text:p>
          </table:table-cell>
        </table:table-row>
        <table:table-row table:style-name="ro1">
          <table:table-cell office:value-type="string" calcext:value-type="string">
            <text:p>acc-high-cfm-kit-for-24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4dc08dfc-755c-45ae-b14d-a490c9878f19.png?v=1596518399</text:p>
          </table:table-cell>
        </table:table-row>
        <table:table-row table:style-name="ro1">
          <table:table-cell office:value-type="string" calcext:value-type="string">
            <text:p>acc-high-cfm-kit-for-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bc36918-88ac-4027-893f-3f327f2433ab.png?v=1596516726</text:p>
          </table:table-cell>
        </table:table-row>
        <table:table-row table:style-name="ro1">
          <table:table-cell office:value-type="string" calcext:value-type="string">
            <text:p>acc-high-cfm-kit-for-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d22d42b2-b5e2-4105-9bed-745745b7db51.png?v=1596516805</text:p>
          </table:table-cell>
        </table:table-row>
        <table:table-row table:style-name="ro1">
          <table:table-cell office:value-type="string" calcext:value-type="string">
            <text:p>acc-high-cfm-kit-for-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92b1eac2-7515-4e5a-8a95-0b8d262da34c.png?v=1596517139</text:p>
          </table:table-cell>
        </table:table-row>
        <table:table-row table:style-name="ro1">
          <table:table-cell office:value-type="string" calcext:value-type="string">
            <text:p>acc-high-cfm-kit-for-48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4af37ae8-de4e-4f15-b16d-0786a410a243.png?v=1596518540</text:p>
          </table:table-cell>
        </table:table-row>
        <table:table-row table:style-name="ro1">
          <table:table-cell office:value-type="string" calcext:value-type="string">
            <text:p>acc-high-cfm-kit-for-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354b8b12-e69b-4afe-8b2b-af5fdcd68b27.png?v=1596516999</text:p>
          </table:table-cell>
        </table:table-row>
        <table:table-row table:style-name="ro1">
          <table:table-cell office:value-type="string" calcext:value-type="string">
            <text:p>acc-high-cfm-kit-for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0c8f6e43-d2a9-47a1-b876-9efee26ec6c6.png?v=1596517202</text:p>
          </table:table-cell>
        </table:table-row>
        <table:table-row table:style-name="ro1">
          <table:table-cell office:value-type="string" calcext:value-type="string">
            <text:p>acc-high-cfm-kit-for-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a3e3787c-a75f-4f9b-ae7c-9983fe4cfb83.png?v=1596517314</text:p>
          </table:table-cell>
        </table:table-row>
        <table:table-row table:style-name="ro1">
          <table:table-cell office:value-type="string" calcext:value-type="string">
            <text:p>acc-high-cfm-kit-for-88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93224031-8e06-4f44-a721-aea9b80813b1.png?v=1596518611</text:p>
          </table:table-cell>
        </table:table-row>
        <table:table-row table:style-name="ro1">
          <table:table-cell office:value-type="string" calcext:value-type="string">
            <text:p>acc-high-cfm-kit-for-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85b23df6-2c6f-4657-a95e-069f9da6b82c.png?v=1596517494</text:p>
          </table:table-cell>
        </table:table-row>
        <table:table-row table:style-name="ro1">
          <table:table-cell office:value-type="string" calcext:value-type="string">
            <text:p>acc-net-trellis-22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5f3e1e8a-e8fe-48c1-81d0-c85b7fa0e846.png?v=1596519411</text:p>
          </table:table-cell>
        </table:table-row>
        <table:table-row table:style-name="ro1">
          <table:table-cell office:value-type="string" calcext:value-type="string">
            <text:p>acc-net-trellis-2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60a3c798-ad77-49d7-81cc-4c6c3992b8f5.png?v=1596519411</text:p>
          </table:table-cell>
        </table:table-row>
        <table:table-row table:style-name="ro1">
          <table:table-cell office:value-type="string" calcext:value-type="string">
            <text:p>acc-net-trellis-22-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0493ac84-e34e-400c-ae8a-53b465962499.png?v=1596519408</text:p>
          </table:table-cell>
        </table:table-row>
        <table:table-row table:style-name="ro1">
          <table:table-cell office:value-type="string" calcext:value-type="string">
            <text:p>acc-net-trellis-22-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cc020703-b7ba-400a-8462-4e4b84544e47.png?v=1596519408</text:p>
          </table:table-cell>
        </table:table-row>
        <table:table-row table:style-name="ro1">
          <table:table-cell office:value-type="string" calcext:value-type="string">
            <text:p>acc-net-trellis-33-44-48-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c09c7022-39a9-48a6-9e3f-50b01b770d1d.png?v=1596519549</text:p>
          </table:table-cell>
        </table:table-row>
        <table:table-row table:style-name="ro1">
          <table:table-cell office:value-type="string" calcext:value-type="string">
            <text:p>acc-net-trellis-33-44-48-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78fc7dc6-7b79-4b3d-b016-fd0b8ddcd75a.png?v=1596519549</text:p>
          </table:table-cell>
        </table:table-row>
        <table:table-row table:style-name="ro1">
          <table:table-cell office:value-type="string" calcext:value-type="string">
            <text:p>acc-net-trellis-33-44-48-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8848a1ad-b86f-4ff5-8550-2f535a6bda50.png?v=1596519549</text:p>
          </table:table-cell>
        </table:table-row>
        <table:table-row table:style-name="ro1">
          <table:table-cell office:value-type="string" calcext:value-type="string">
            <text:p>acc-net-trellis-33-44-48-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7de4ef02-4465-4d76-8895-2b7af138703a.png?v=1596519549</text:p>
          </table:table-cell>
        </table:table-row>
        <table:table-row table:style-name="ro1">
          <table:table-cell office:value-type="string" calcext:value-type="string">
            <text:p>acc-net-trellis-55-59-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2x4_Net_trellis_grande_5a884cee-61b4-468a-9097-12f218b4a4f0.png?v=1596519661</text:p>
          </table:table-cell>
        </table:table-row>
        <table:table-row table:style-name="ro1">
          <table:table-cell office:value-type="string" calcext:value-type="string">
            <text:p>acc-net-trellis-55-59-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T_TRELLIS_all_grande_5266097c-16c7-4584-9ae9-64dd4ca692bb.png?v=1596519661</text:p>
          </table:table-cell>
        </table:table-row>
        <table:table-row table:style-name="ro1">
          <table:table-cell office:value-type="string" calcext:value-type="string">
            <text:p>acc-net-trellis-55-59-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Net_trellis_grande_e4611a6c-5197-45aa-baf5-9cec95fec4eb.png?v=1596519661</text:p>
          </table:table-cell>
        </table:table-row>
        <table:table-row table:style-name="ro1">
          <table:table-cell office:value-type="string" calcext:value-type="string">
            <text:p>acc-net-trellis-55-59-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5x5_Net_trellis_grande_b553defa-8883-46e4-a506-10c3815cb4da.png?v=1596519661</text:p>
          </table:table-cell>
        </table:table-row>
        <table:table-row table:style-name="ro1">
          <table:table-cell office:value-type="string" calcext:value-type="string">
            <text:p>advanced-bud-candy-1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nutrients-advanced-bud-candy-1l.png?v=1597727704</text:p>
          </table:table-cell>
        </table:table-row>
        <table:table-row table:style-name="ro1">
          <table:table-cell office:value-type="string" calcext:value-type="string">
            <text:p>advanced-grow-ph-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3.png?v=1594369937</text:p>
          </table:table-cell>
        </table:table-row>
        <table:table-row table:style-name="ro1">
          <table:table-cell office:value-type="string" calcext:value-type="string">
            <text:p>advanced-grow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-micro-ph-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4.png?v=1594370161</text:p>
          </table:table-cell>
        </table:table-row>
        <table:table-row table:style-name="ro1">
          <table:table-cell office:value-type="string" calcext:value-type="string">
            <text:p>advanced-micro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-ph-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2.png?v=1594369673</text:p>
          </table:table-cell>
        </table:table-row>
        <table:table-row table:style-name="ro1">
          <table:table-cell office:value-type="string" calcext:value-type="string">
            <text:p>advanced-ph-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-ph-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.png?v=1594369467</text:p>
          </table:table-cell>
        </table:table-row>
        <table:table-row table:style-name="ro1">
          <table:table-cell office:value-type="string" calcext:value-type="string">
            <text:p>agroled-green-led-night-light-6-w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groled-lamps-agroled-green-led-night-light-6-watt.jpg?v=1597406202</text:p>
          </table:table-cell>
        </table:table-row>
        <table:table-row table:style-name="ro1">
          <table:table-cell office:value-type="string" calcext:value-type="string">
            <text:p>anti-vibration-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8.jpg?v=1594746263</text:p>
          </table:table-cell>
        </table:table-row>
        <table:table-row table:style-name="ro1">
          <table:table-cell office:value-type="string" calcext:value-type="string">
            <text:p>anti-vibration-cl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-vibration-cl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-vibration-cl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lo-6-24-hour-programmable-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5.png?v=1594783646</text:p>
          </table:table-cell>
        </table:table-row>
        <table:table-row table:style-name="ro1">
          <table:table-cell office:value-type="string" calcext:value-type="string">
            <text:p>ars-all-purpose-scissors-ss-33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rs-all-purpose-scissors-ss-330h.jpg?v=1597405613</text:p>
          </table:table-cell>
        </table:table-row>
        <table:table-row table:style-name="ro1">
          <table:table-cell office:value-type="string" calcext:value-type="string">
            <text:p>b-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7.png?v=1594372643</text:p>
          </table:table-cell>
        </table:table-row>
        <table:table-row table:style-name="ro1">
          <table:table-cell office:value-type="string" calcext:value-type="string">
            <text:p>backdraft-damper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ackdraft-damper-6.jpg?v=1597399374</text:p>
          </table:table-cell>
        </table:table-row>
        <table:table-row table:style-name="ro1">
          <table:table-cell office:value-type="string" calcext:value-type="string">
            <text:p>bamboo-stake-4-pack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amboo-stake-4-pack-25.jpg?v=1597406007</text:p>
          </table:table-cell>
        </table:table-row>
        <table:table-row table:style-name="ro1">
          <table:table-cell office:value-type="string" calcext:value-type="string">
            <text:p>beastie-bloom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6.jpg?v=1594809189</text:p>
          </table:table-cell>
        </table:table-row>
        <table:table-row table:style-name="ro1">
          <table:table-cell office:value-type="string" calcext:value-type="string">
            <text:p>beastie-blo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-bud-liqu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6.png?v=1594372497</text:p>
          </table:table-cell>
        </table:table-row>
        <table:table-row table:style-name="ro1">
          <table:table-cell office:value-type="string" calcext:value-type="string">
            <text:p>big-bud-liq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lab-ph-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ph-pen-368.jpg?v=1594215312</text:p>
          </table:table-cell>
        </table:table-row>
        <table:table-row table:style-name="ro1">
          <table:table-cell office:value-type="string" calcext:value-type="string">
            <text:p>bluelab-replacement-ph-probe-71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2.jpg?v=1594373383</text:p>
          </table:table-cell>
        </table:table-row>
        <table:table-row table:style-name="ro1">
          <table:table-cell office:value-type="string" calcext:value-type="string">
            <text:p>botanicare-premium-20-gallon-reserv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otanicare-1.jpg?v=1594295070</text:p>
          </table:table-cell>
        </table:table-row>
        <table:table-row table:style-name="ro1">
          <table:table-cell office:value-type="string" calcext:value-type="string">
            <text:p>botanicare-premium-40-gallon-reserv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707155-01.jpg?v=1594131691</text:p>
          </table:table-cell>
        </table:table-row>
        <table:table-row table:style-name="ro1">
          <table:table-cell office:value-type="string" calcext:value-type="string">
            <text:p>bubble-magic-5-gallon-washing-ma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ubble-magic-5-gallon-washing-machine_1.jpg?v=1597404569</text:p>
          </table:table-cell>
        </table:table-row>
        <table:table-row table:style-name="ro1">
          <table:table-cell office:value-type="string" calcext:value-type="string">
            <text:p>bubble-magic-5-gallon-washing-mach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bubble-magic-5-gallon-washing-machine_2.jpg?v=1597404569</text:p>
          </table:table-cell>
        </table:table-row>
        <table:table-row table:style-name="ro1">
          <table:table-cell office:value-type="string" calcext:value-type="string">
            <text:p>bubble-magic-5-gallon-washing-mach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bubble-magic-5-gallon-washing-machine.jpg?v=1597404569</text:p>
          </table:table-cell>
        </table:table-row>
        <table:table-row table:style-name="ro1">
          <table:table-cell office:value-type="string" calcext:value-type="string">
            <text:p>bush-doctor-sledge-h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8.jpg?v=1594875165</text:p>
          </table:table-cell>
        </table:table-row>
        <table:table-row table:style-name="ro1">
          <table:table-cell office:value-type="string" calcext:value-type="string">
            <text:p>can-fan-flange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fan-can-fan-flange-10.jpg?v=1597400042</text:p>
          </table:table-cell>
        </table:table-row>
        <table:table-row table:style-name="ro1">
          <table:table-cell office:value-type="string" calcext:value-type="string">
            <text:p>can-fan-max-6-334-c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fan-can-fan-max-6-334-cfm.jpg?v=1597400864</text:p>
          </table:table-cell>
        </table:table-row>
        <table:table-row table:style-name="ro1">
          <table:table-cell office:value-type="string" calcext:value-type="string">
            <text:p>can-lite-filter-4-250-cfm-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filter-4-250-cfm-filter.jpg?v=1597399530</text:p>
          </table:table-cell>
        </table:table-row>
        <table:table-row table:style-name="ro1">
          <table:table-cell office:value-type="string" calcext:value-type="string">
            <text:p>can-lite-filter-6-600-c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filter-6-600-cfm_d4b45c38-2335-48e3-8976-3029cff0aeba.jpg?v=1597400747</text:p>
          </table:table-cell>
        </table:table-row>
        <table:table-row table:style-name="ro1">
          <table:table-cell office:value-type="string" calcext:value-type="string">
            <text:p>can-lite-filter-6-600-c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filter-6-600-cfm.jpg?v=1597400747</text:p>
          </table:table-cell>
        </table:table-row>
        <table:table-row table:style-name="ro1">
          <table:table-cell office:value-type="string" calcext:value-type="string">
            <text:p>can-lite-pre-filter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8.jpg?v=1594382948</text:p>
          </table:table-cell>
        </table:table-row>
        <table:table-row table:style-name="ro1">
          <table:table-cell office:value-type="string" calcext:value-type="string">
            <text:p>can-lite-pre-filter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pre-filter-6_b7c39beb-125b-4662-a902-a8769d2f4e89.jpg?v=1597400400</text:p>
          </table:table-cell>
        </table:table-row>
        <table:table-row table:style-name="ro1">
          <table:table-cell office:value-type="string" calcext:value-type="string">
            <text:p>can-lite-pre-filter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pre-filter-6.jpg?v=1597400400</text:p>
          </table:table-cell>
        </table:table-row>
        <table:table-row table:style-name="ro1">
          <table:table-cell office:value-type="string" calcext:value-type="string">
            <text:p>can-lite-pre-filter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-lite-pre-filter-8_7395b809-cadb-4bbc-96ee-f47514235703.jpg?v=1597400324</text:p>
          </table:table-cell>
        </table:table-row>
        <table:table-row table:style-name="ro1">
          <table:table-cell office:value-type="string" calcext:value-type="string">
            <text:p>can-lite-pre-filter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an-lite-pre-filter-8.jpg?v=1597400324</text:p>
          </table:table-cell>
        </table:table-row>
        <table:table-row table:style-name="ro1">
          <table:table-cell office:value-type="string" calcext:value-type="string">
            <text:p>canna-aqua-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qua_content_1_4.png?v=1594024841</text:p>
          </table:table-cell>
        </table:table-row>
        <table:table-row table:style-name="ro1">
          <table:table-cell office:value-type="string" calcext:value-type="string">
            <text:p>canna-aqua-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aqua-v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qua_content_1_1_3.png?v=1594023806</text:p>
          </table:table-cell>
        </table:table-row>
        <table:table-row table:style-name="ro1">
          <table:table-cell office:value-type="string" calcext:value-type="string">
            <text:p>canna-aqua-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bio-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2.jpg?v=1594294374</text:p>
          </table:table-cell>
        </table:table-row>
        <table:table-row table:style-name="ro1">
          <table:table-cell office:value-type="string" calcext:value-type="string">
            <text:p>canna-bio-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bio-rhizot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1.png?v=1594294045</text:p>
          </table:table-cell>
        </table:table-row>
        <table:table-row table:style-name="ro1">
          <table:table-cell office:value-type="string" calcext:value-type="string">
            <text:p>canna-bio-terra-plus-medium-50-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na-canna-bio-terra-plus-medium-50-liter.png?v=1597640076</text:p>
          </table:table-cell>
        </table:table-row>
        <table:table-row table:style-name="ro1">
          <table:table-cell office:value-type="string" calcext:value-type="string">
            <text:p>canna-bio-v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3.jpg?v=1594294813</text:p>
          </table:table-cell>
        </table:table-row>
        <table:table-row table:style-name="ro1">
          <table:table-cell office:value-type="string" calcext:value-type="string">
            <text:p>canna-bio-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boost-accelerator-25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anna-canna-boost-accelerator-250ml.png?v=1597726939</text:p>
          </table:table-cell>
        </table:table-row>
        <table:table-row table:style-name="ro1">
          <table:table-cell office:value-type="string" calcext:value-type="string">
            <text:p>canna-co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oco-ab_content_1_3.png?v=1593610504</text:p>
          </table:table-cell>
        </table:table-row>
        <table:table-row table:style-name="ro1">
          <table:table-cell office:value-type="string" calcext:value-type="string">
            <text:p>canna-c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coco-brick-40l-expa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oco-brick_content_1.png?v=1593610766</text:p>
          </table:table-cell>
        </table:table-row>
        <table:table-row table:style-name="ro1">
          <table:table-cell office:value-type="string" calcext:value-type="string">
            <text:p>canna-coco-brick-40l-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oco-brick_content_2.jpg?v=1593689501</text:p>
          </table:table-cell>
        </table:table-row>
        <table:table-row table:style-name="ro1">
          <table:table-cell office:value-type="string" calcext:value-type="string">
            <text:p>canna-substra-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a-substra-v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bstra-vega_content_1-1_3.png?v=1594025150</text:p>
          </table:table-cell>
        </table:table-row>
        <table:table-row table:style-name="ro1">
          <table:table-cell office:value-type="string" calcext:value-type="string">
            <text:p>canna-substra-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-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6.jpg?v=1594807244</text:p>
          </table:table-cell>
        </table:table-row>
        <table:table-row table:style-name="ro1">
          <table:table-cell office:value-type="string" calcext:value-type="string">
            <text:p>cha-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kamasa-b-500srf-curved-blade-fluorine-co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hikamasa-b-500srf-curved-blade-fluorine-coated.jpg?v=1597406105</text:p>
          </table:table-cell>
        </table:table-row>
        <table:table-row table:style-name="ro1">
          <table:table-cell office:value-type="string" calcext:value-type="string">
            <text:p>clip-on-non-oscillating-6-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ip-on-non-oscillating-6-fan_1.jpg?v=1597400588</text:p>
          </table:table-cell>
        </table:table-row>
        <table:table-row table:style-name="ro1">
          <table:table-cell office:value-type="string" calcext:value-type="string">
            <text:p>clip-on-non-oscillating-6-f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ip-on-non-oscillating-6-fan.jpg?v=1597400588</text:p>
          </table:table-cell>
        </table:table-row>
        <table:table-row table:style-name="ro1">
          <table:table-cell office:value-type="string" calcext:value-type="string">
            <text:p>clonex-10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100ml_1.jpg?v=1597392891</text:p>
          </table:table-cell>
        </table:table-row>
        <table:table-row table:style-name="ro1">
          <table:table-cell office:value-type="string" calcext:value-type="string">
            <text:p>clonex-10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onex-100ml.jpg?v=1597392892</text:p>
          </table:table-cell>
        </table:table-row>
        <table:table-row table:style-name="ro1">
          <table:table-cell office:value-type="string" calcext:value-type="string">
            <text:p>clonex-250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100ml_1_34fc9546-f1de-461b-a671-27465d6b9502.jpg?v=1597396946</text:p>
          </table:table-cell>
        </table:table-row>
        <table:table-row table:style-name="ro1">
          <table:table-cell office:value-type="string" calcext:value-type="string">
            <text:p>clonex-25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clonex-100ml_0ecea8db-fe57-476c-968f-bc1f3e7b2890.jpg?v=1597396947</text:p>
          </table:table-cell>
        </table:table-row>
        <table:table-row table:style-name="ro1">
          <table:table-cell office:value-type="string" calcext:value-type="string">
            <text:p>clonex-clone-solution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clonex-clone-solution-qt.jpg?v=1597391994</text:p>
          </table:table-cell>
        </table:table-row>
        <table:table-row table:style-name="ro1">
          <table:table-cell office:value-type="string" calcext:value-type="string">
            <text:p>connoisseur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isseur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isseur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X4_7FT_4_grande_e8e326a6-e90e-4ad8-a196-23c7726360fb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4X4_8FT_3_grande_ac1053db-e29b-4e97-a772-32e0a2431eb3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4X4_7FT_3_grande_743fef35-2421-4595-9894-36ed51116ce9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Tool_Pouch_grande_8009b715-9c2b-4d82-bb15-505ebab9be00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Vent_Detail_grande_639e7037-9471-4225-b99d-f40024e4752b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Rear_Access_Door_grande_9660c04d-0bb8-40af-a8c7-769c7d407721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Ports_grande_c3acc2af-eceb-4270-b45c-84d39da1ea8e.png?v=1596437772</text:p>
          </table:table-cell>
        </table:table-row>
        <table:table-row table:style-name="ro1">
          <table:table-cell office:value-type="string" calcext:value-type="string">
            <text:p>copy-of-3x3-gorilla-grow-t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Poles_Ours_vs_Theirs_grande_17a53812-b7ab-4b15-a40a-6427b680ae87.png?v=1596437772</text:p>
          </table:table-cell>
        </table:table-row>
        <table:table-row table:style-name="ro1">
          <table:table-cell office:value-type="string" calcext:value-type="string">
            <text:p>copy-of-acc-high-cfm-kit-for-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0f5b6dd0-f178-4cb7-a0e4-6e3a29536237.png?v=1596517826</text:p>
          </table:table-cell>
        </table:table-row>
        <table:table-row table:style-name="ro1">
          <table:table-cell office:value-type="string" calcext:value-type="string">
            <text:p>copy-of-acc-high-cfm-kit-for-24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GT_Accessory_Pole_2_grande_d98617f7-84e7-471c-a4dc-08edf8f0fd50.png?v=1596518472</text:p>
          </table:table-cell>
        </table:table-row>
        <table:table-row table:style-name="ro1">
          <table:table-cell office:value-type="string" calcext:value-type="string">
            <text:p>copy-of-growers-choice-roi-e720-led-grow-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nnamed_33681f32-f57e-49d8-9152-ce821c1a62b7.png?v=1604470324</text:p>
          </table:table-cell>
        </table:table-row>
        <table:table-row table:style-name="ro1">
          <table:table-cell office:value-type="string" calcext:value-type="string">
            <text:p>dip-n-grow-liquid-rooting-concen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23.jpg?v=1594883363</text:p>
          </table:table-cell>
        </table:table-row>
        <table:table-row table:style-name="ro1">
          <table:table-cell office:value-type="string" calcext:value-type="string">
            <text:p>dipn-grow-2-oz-rooting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ipn-grow-2-oz-rooting-kit.jpg?v=1597395650</text:p>
          </table:table-cell>
        </table:table-row>
        <table:table-row table:style-name="ro1">
          <table:table-cell office:value-type="string" calcext:value-type="string">
            <text:p>dipn-grow-2-oz-rooting-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ipn-grow-2-oz-rooting-kit_1.jpg?v=1597395650</text:p>
          </table:table-cell>
        </table:table-row>
        <table:table-row table:style-name="ro1">
          <table:table-cell office:value-type="string" calcext:value-type="string">
            <text:p>doktor-doom-3-oz-f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ktor-doom-3-oz-fogger.jpg?v=1597411050</text:p>
          </table:table-cell>
        </table:table-row>
        <table:table-row table:style-name="ro1">
          <table:table-cell office:value-type="string" calcext:value-type="string">
            <text:p>doktor-doom-3-oz-fo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or-doom-3-oz-fo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or-doom-spider-mite-knock-out-p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ktor-doom-spider-mite-knock-out-pint.jpg?v=1597410294</text:p>
          </table:table-cell>
        </table:table-row>
        <table:table-row table:style-name="ro1">
          <table:table-cell office:value-type="string" calcext:value-type="string">
            <text:p>dont-bug-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9.jpg?v=1594875436</text:p>
          </table:table-cell>
        </table:table-row>
        <table:table-row table:style-name="ro1">
          <table:table-cell office:value-type="string" calcext:value-type="string">
            <text:p>down-to-earth-acid-mix-4-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cidMix4-3-6_1800794f-9215-4275-b8c4-de84b48ee77e.jpg?v=1615241610</text:p>
          </table:table-cell>
        </table:table-row>
        <table:table-row table:style-name="ro1">
          <table:table-cell office:value-type="string" calcext:value-type="string">
            <text:p>down-to-earth-acid-mix-4-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-to-earth-acid-mix-4-3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-to-earth-agmino-powder-14-0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Gmino14-0-0_a57a4a6a-4728-42f7-890e-7fe1179ffced.jpg?v=1615241608</text:p>
          </table:table-cell>
        </table:table-row>
        <table:table-row table:style-name="ro1">
          <table:table-cell office:value-type="string" calcext:value-type="string">
            <text:p>down-to-earth-agmino-powder-14-0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_to_Earth_-_AGmino_14-0-0_1LB_c8ae293e-e9b4-426c-98ea-ba52ba8eb771.jpg?v=1615241608</text:p>
          </table:table-cell>
        </table:table-row>
        <table:table-row table:style-name="ro1">
          <table:table-cell office:value-type="string" calcext:value-type="string">
            <text:p>down-to-earth-agmino-powder-14-0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Gmino14-0-01LB_8bbb4a52-352e-4275-95aa-d4adbdaaaf60.jpg?v=1615241608</text:p>
          </table:table-cell>
        </table:table-row>
        <table:table-row table:style-name="ro1">
          <table:table-cell office:value-type="string" calcext:value-type="string">
            <text:p>down-to-earth-alfalfa-meal-2-5-5-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falfaMeal2.5-.5-2.525lb.jpg?v=1615227221</text:p>
          </table:table-cell>
        </table:table-row>
        <table:table-row table:style-name="ro1">
          <table:table-cell office:value-type="string" calcext:value-type="string">
            <text:p>down-to-earth-alfalfa-meal-2-5-5-2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falfaMeal2.5-.5-2.5.jpg?v=1615227221</text:p>
          </table:table-cell>
        </table:table-row>
        <table:table-row table:style-name="ro1">
          <table:table-cell office:value-type="string" calcext:value-type="string">
            <text:p>down-to-earth-all-purpose-4-6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lPurpose4-6-2-6lbs.jpg?v=1615227595</text:p>
          </table:table-cell>
        </table:table-row>
        <table:table-row table:style-name="ro1">
          <table:table-cell office:value-type="string" calcext:value-type="string">
            <text:p>down-to-earth-all-purpose-4-6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lPurpose4-6-2-25lbs.jpg?v=1615227595</text:p>
          </table:table-cell>
        </table:table-row>
        <table:table-row table:style-name="ro1">
          <table:table-cell office:value-type="string" calcext:value-type="string">
            <text:p>down-to-earth-all-purpose-4-6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llPurpose4-6-2-50lbs.jpg?v=1615227595</text:p>
          </table:table-cell>
        </table:table-row>
        <table:table-row table:style-name="ro1">
          <table:table-cell office:value-type="string" calcext:value-type="string">
            <text:p>down-to-earth-azomite-granulated-0-0-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zomiteGranulated0-0-0.25.jpg?v=1615228698</text:p>
          </table:table-cell>
        </table:table-row>
        <table:table-row table:style-name="ro1">
          <table:table-cell office:value-type="string" calcext:value-type="string">
            <text:p>down-to-earth-azomite-granulated-0-0-0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zomiteGranulated0-0-0.225lbs.jpg?v=1615228698</text:p>
          </table:table-cell>
        </table:table-row>
        <table:table-row table:style-name="ro1">
          <table:table-cell office:value-type="string" calcext:value-type="string">
            <text:p>down-to-earth-bio-fish-7-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42-Right_aa6d5801-55f2-479f-98e6-48383fb31013.jpg?v=1615241615</text:p>
          </table:table-cell>
        </table:table-row>
        <table:table-row table:style-name="ro1">
          <table:table-cell office:value-type="string" calcext:value-type="string">
            <text:p>down-to-earth-bio-fish-7-7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502-1_1a2fe5b5-bc43-49fc-a065-353622470df0.jpg?v=1615241615</text:p>
          </table:table-cell>
        </table:table-row>
        <table:table-row table:style-name="ro1">
          <table:table-cell office:value-type="string" calcext:value-type="string">
            <text:p>down-to-earth-bio-fish-7-7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3499-2_10a38ad7-fb20-4ca9-906d-ceb3ac3d4305.jpg?v=1615241615</text:p>
          </table:table-cell>
        </table:table-row>
        <table:table-row table:style-name="ro1">
          <table:table-cell office:value-type="string" calcext:value-type="string">
            <text:p>down-to-earth-bio-live-5-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8-Right-2.jpg?v=1615241619</text:p>
          </table:table-cell>
        </table:table-row>
        <table:table-row table:style-name="ro1">
          <table:table-cell office:value-type="string" calcext:value-type="string">
            <text:p>down-to-earth-bio-live-5-4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1924-1.jpg?v=1615241619</text:p>
          </table:table-cell>
        </table:table-row>
        <table:table-row table:style-name="ro1">
          <table:table-cell office:value-type="string" calcext:value-type="string">
            <text:p>down-to-earth-bio-live-5-4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25.jpg?v=1615241619</text:p>
          </table:table-cell>
        </table:table-row>
        <table:table-row table:style-name="ro1">
          <table:table-cell office:value-type="string" calcext:value-type="string">
            <text:p>down-to-earth-blood-meal-12-0-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3_4b72952b-f8fa-4324-ae82-d0a187b9b403.jpg?v=1615590935</text:p>
          </table:table-cell>
        </table:table-row>
        <table:table-row table:style-name="ro1">
          <table:table-cell office:value-type="string" calcext:value-type="string">
            <text:p>down-to-earth-bone-meal-3-15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8-Right.jpg?v=1615241624</text:p>
          </table:table-cell>
        </table:table-row>
        <table:table-row table:style-name="ro1">
          <table:table-cell office:value-type="string" calcext:value-type="string">
            <text:p>down-to-earth-bone-meal-3-15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401-1.jpg?v=1615241624</text:p>
          </table:table-cell>
        </table:table-row>
        <table:table-row table:style-name="ro1">
          <table:table-cell office:value-type="string" calcext:value-type="string">
            <text:p>down-to-earth-bone-meal-3-15-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61-2.jpg?v=1615241624</text:p>
          </table:table-cell>
        </table:table-row>
        <table:table-row table:style-name="ro1">
          <table:table-cell office:value-type="string" calcext:value-type="string">
            <text:p>down-to-earth-vegan-mix-3-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225.jpg?v=1615590973</text:p>
          </table:table-cell>
        </table:table-row>
        <table:table-row table:style-name="ro1">
          <table:table-cell office:value-type="string" calcext:value-type="string">
            <text:p>down-to-earth™-blood-meal-12-0-0-5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3.jpg?v=1594799039</text:p>
          </table:table-cell>
        </table:table-row>
        <table:table-row table:style-name="ro1">
          <table:table-cell office:value-type="string" calcext:value-type="string">
            <text:p>dual-diaphragm-air-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6.jpg?v=1594292547</text:p>
          </table:table-cell>
        </table:table-row>
        <table:table-row table:style-name="ro1">
          <table:table-cell office:value-type="string" calcext:value-type="string">
            <text:p>duct-y-connector-6-x-6-x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uct-y-connector-6-x-6-x-6.jpg?v=1597400539</text:p>
          </table:table-cell>
        </table:table-row>
        <table:table-row table:style-name="ro1">
          <table:table-cell office:value-type="string" calcext:value-type="string">
            <text:p>duct-y-connector-8-x-8-x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uct-y-connector-8-x-8-x-8_c927dbcd-2127-4101-9b1b-2578791b6461.jpg?v=1597400472</text:p>
          </table:table-cell>
        </table:table-row>
        <table:table-row table:style-name="ro1">
          <table:table-cell office:value-type="string" calcext:value-type="string">
            <text:p>duct-y-connector-8-x-8-x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uct-y-connector-8-x-8-x-8.jpg?v=1597400472</text:p>
          </table:table-cell>
        </table:table-row>
        <table:table-row table:style-name="ro1">
          <table:table-cell office:value-type="string" calcext:value-type="string">
            <text:p>dust-shroom-hepa-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4.jpg?v=1594383851</text:p>
          </table:table-cell>
        </table:table-row>
        <table:table-row table:style-name="ro1">
          <table:table-cell office:value-type="string" calcext:value-type="string">
            <text:p>dust-shroom-hepa-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-gro-pure-neem-oil-8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yna-gro-dyna-gro-pure-neem-oil-8-oz.jpg?v=1597407777</text:p>
          </table:table-cell>
        </table:table-row>
        <table:table-row table:style-name="ro1">
          <table:table-cell office:value-type="string" calcext:value-type="string">
            <text:p>dyna-gro-pure-neem-oil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yna-gro-dyna-gro-pure-neem-oil-qt.jpg?v=1597410631</text:p>
          </table:table-cell>
        </table:table-row>
        <table:table-row table:style-name="ro1">
          <table:table-cell office:value-type="string" calcext:value-type="string">
            <text:p>earth-juice-meta-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arthjuice-1.jpg?v=1594875981</text:p>
          </table:table-cell>
        </table:table-row>
        <table:table-row table:style-name="ro1">
          <table:table-cell office:value-type="string" calcext:value-type="string">
            <text:p>earth-juice-meta-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wing-refl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no.jpg?v=1594126052</text:p>
          </table:table-cell>
        </table:table-row>
        <table:table-row table:style-name="ro1">
          <table:table-cell office:value-type="string" calcext:value-type="string">
            <text:p>ecoplus-air-divi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6.jpg?v=1594878676</text:p>
          </table:table-cell>
        </table:table-row>
        <table:table-row table:style-name="ro1">
          <table:table-cell office:value-type="string" calcext:value-type="string">
            <text:p>ecoplus-air-di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-air-di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-air-stone-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6.jpg?v=1594881601</text:p>
          </table:table-cell>
        </table:table-row>
        <table:table-row table:style-name="ro1">
          <table:table-cell office:value-type="string" calcext:value-type="string">
            <text:p>ecoplus-air-stone-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3.jpg?v=1594877053</text:p>
          </table:table-cell>
        </table:table-row>
        <table:table-row table:style-name="ro1">
          <table:table-cell office:value-type="string" calcext:value-type="string">
            <text:p>ecoplus-ch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5.jpg?v=1594296758</text:p>
          </table:table-cell>
        </table:table-row>
        <table:table-row table:style-name="ro1">
          <table:table-cell office:value-type="string" calcext:value-type="string">
            <text:p>ecoplus-commercial-air-1-18-watt-single-outlet-793-g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8.jpg?v=1594881993</text:p>
          </table:table-cell>
        </table:table-row>
        <table:table-row table:style-name="ro1">
          <table:table-cell office:value-type="string" calcext:value-type="string">
            <text:p>ecoplus-commercial-air-3-35-watt-single-outlet-1030-g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7.jpg?v=1594881791</text:p>
          </table:table-cell>
        </table:table-row>
        <table:table-row table:style-name="ro1">
          <table:table-cell office:value-type="string" calcext:value-type="string">
            <text:p>ecoplus-eco-air-1-air-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2_4e70e019-b1db-4279-84d4-b00acf050fb0.jpg?v=1594375090</text:p>
          </table:table-cell>
        </table:table-row>
        <table:table-row table:style-name="ro1">
          <table:table-cell office:value-type="string" calcext:value-type="string">
            <text:p>ecoplus-eco-air-2-air-p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2.jpg?v=1594374924</text:p>
          </table:table-cell>
        </table:table-row>
        <table:table-row table:style-name="ro1">
          <table:table-cell office:value-type="string" calcext:value-type="string">
            <text:p>ecoplus-lighted-40x-magnifier-l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5.png?v=1594877852</text:p>
          </table:table-cell>
        </table:table-row>
        <table:table-row table:style-name="ro1">
          <table:table-cell office:value-type="string" calcext:value-type="string">
            <text:p>ecoplus-mag-drive-utility-pumps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5.jpg?v=1594745456</text:p>
          </table:table-cell>
        </table:table-row>
        <table:table-row table:style-name="ro1">
          <table:table-cell office:value-type="string" calcext:value-type="string">
            <text:p>ecoplus-mag-drive-utility-pumps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-pump-filter-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5.jpg?v=1594741728</text:p>
          </table:table-cell>
        </table:table-row>
        <table:table-row table:style-name="ro1">
          <table:table-cell office:value-type="string" calcext:value-type="string">
            <text:p>ecoplus-pump-filter-b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-submersible-pu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4.png?v=1594877646</text:p>
          </table:table-cell>
        </table:table-row>
        <table:table-row table:style-name="ro1">
          <table:table-cell office:value-type="string" calcext:value-type="string">
            <text:p>ecoplus®-convertible-bottom-draw-water-pu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2.jpg?v=1594876915</text:p>
          </table:table-cell>
        </table:table-row>
        <table:table-row table:style-name="ro1">
          <table:table-cell office:value-type="string" calcext:value-type="string">
            <text:p>ecoplus®-convertible-bottom-draw-water-p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plus®-convertible-bottom-draw-water-p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oma-organic-gypsum-6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spoma-organic-bio-tone-starter-plus-w-mycorrhizae_1.png?v=1597412642</text:p>
          </table:table-cell>
        </table:table-row>
        <table:table-row table:style-name="ro1">
          <table:table-cell office:value-type="string" calcext:value-type="string">
            <text:p>eurogr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84_1.jpg?v=1594021106</text:p>
          </table:table-cell>
        </table:table-row>
        <table:table-row table:style-name="ro1">
          <table:table-cell office:value-type="string" calcext:value-type="string">
            <text:p>ez-clone-neoprene-collars-soft-pack-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clone-neoprene-collars-soft-pack-35_1.jpg?v=1597396871</text:p>
          </table:table-cell>
        </table:table-row>
        <table:table-row table:style-name="ro1">
          <table:table-cell office:value-type="string" calcext:value-type="string">
            <text:p>ez-clone-neoprene-collars-soft-pack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ez-clone-neoprene-collars-soft-pack-35.jpg?v=1597396871</text:p>
          </table:table-cell>
        </table:table-row>
        <table:table-row table:style-name="ro1">
          <table:table-cell office:value-type="string" calcext:value-type="string">
            <text:p>ez-tea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Tea-Bloom-8oz_cultured-biologix.png?v=1597403674</text:p>
          </table:table-cell>
        </table:table-row>
        <table:table-row table:style-name="ro1">
          <table:table-cell office:value-type="string" calcext:value-type="string">
            <text:p>ez-tea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-tea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-tea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-tea-v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Z-Tea-Veg-1kg_cultured-biologix.png?v=1597403563</text:p>
          </table:table-cell>
        </table:table-row>
        <table:table-row table:style-name="ro1">
          <table:table-cell office:value-type="string" calcext:value-type="string">
            <text:p>ez-tea-v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-tea-v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-tea-v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-sh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sh_sh_t_group_fmt.png?v=1604642037</text:p>
          </table:table-cell>
        </table:table-row>
        <table:table-row table:style-name="ro1">
          <table:table-cell office:value-type="string" calcext:value-type="string">
            <text:p>fish-sh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ish_sh_t_group_fmt-2.png?v=1604642283</text:p>
          </table:table-cell>
        </table:table-row>
        <table:table-row table:style-name="ro1">
          <table:table-cell office:value-type="string" calcext:value-type="string">
            <text:p>fish-sh-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1.png?v=1604642431</text:p>
          </table:table-cell>
        </table:table-row>
        <table:table-row table:style-name="ro1">
          <table:table-cell office:value-type="string" calcext:value-type="string">
            <text:p>fish-sh-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2.png?v=1604642431</text:p>
          </table:table-cell>
        </table:table-row>
        <table:table-row table:style-name="ro1">
          <table:table-cell office:value-type="string" calcext:value-type="string">
            <text:p>fish-sh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-sh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-sh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-sh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-sh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-tray-10-x-20-no-holes-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at-tray-10-x-20-no-holes-single.jpg?v=1597392454</text:p>
          </table:table-cell>
        </table:table-row>
        <table:table-row table:style-name="ro1">
          <table:table-cell office:value-type="string" calcext:value-type="string">
            <text:p>flat-tray-10-x-20-with-holes-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at-tray-10-x-20-with-holes-single.jpg?v=1597395559</text:p>
          </table:table-cell>
        </table:table-row>
        <table:table-row table:style-name="ro1">
          <table:table-cell office:value-type="string" calcext:value-type="string">
            <text:p>flat-tray-10-x-20-with-holes-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lat-tray-10-x-20-with-holes-single_1.jpg?v=1597395559</text:p>
          </table:table-cell>
        </table:table-row>
        <table:table-row table:style-name="ro1">
          <table:table-cell office:value-type="string" calcext:value-type="string">
            <text:p>flawless-fi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5.png?v=1594372347</text:p>
          </table:table-cell>
        </table:table-row>
        <table:table-row table:style-name="ro1">
          <table:table-cell office:value-type="string" calcext:value-type="string">
            <text:p>foxfarm-big-bloom-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foxfarm-big-bloom-gal.jpg?v=1597670005</text:p>
          </table:table-cell>
        </table:table-row>
        <table:table-row table:style-name="ro1">
          <table:table-cell office:value-type="string" calcext:value-type="string">
            <text:p>foxfarm-grow-big-hydroponic-plant-food-3-2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3.jpg?v=1594808034</text:p>
          </table:table-cell>
        </table:table-row>
        <table:table-row table:style-name="ro1">
          <table:table-cell office:value-type="string" calcext:value-type="string">
            <text:p>foxfarm-grow-big-hydroponic-plant-food-3-2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-grow-big-liquid-plant-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4.jpg?v=1594808470</text:p>
          </table:table-cell>
        </table:table-row>
        <table:table-row table:style-name="ro1">
          <table:table-cell office:value-type="string" calcext:value-type="string">
            <text:p>foxfarm-grow-big-liquid-plant-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-grow-big-liquid-plant-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farm-happy-frog-potting-soil-12-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-farm-foxfarm-happy-frog-potting-soil-12-quart.jpg?v=1597640616</text:p>
          </table:table-cell>
        </table:table-row>
        <table:table-row table:style-name="ro1">
          <table:table-cell office:value-type="string" calcext:value-type="string">
            <text:p>foxfarm-ocean-forest-potting-soil-1-5-cu-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foxfarm-ocean-forest-potting-soil-15-cu-ft.jpg?v=1597640374</text:p>
          </table:table-cell>
        </table:table-row>
        <table:table-row table:style-name="ro1">
          <table:table-cell office:value-type="string" calcext:value-type="string">
            <text:p>foxfarm-tiger-bloom-extra-strength-ferti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2.jpg?v=1594807790</text:p>
          </table:table-cell>
        </table:table-row>
        <table:table-row table:style-name="ro1">
          <table:table-cell office:value-type="string" calcext:value-type="string">
            <text:p>foxfarm-tiger-bloom-extra-strength-fertili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ing-indoors-w-soil-hydrop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ardening-indoors-w-soil-hydroponics.jpg?v=1597391355</text:p>
          </table:table-cell>
        </table:table-row>
        <table:table-row table:style-name="ro1">
          <table:table-cell office:value-type="string" calcext:value-type="string">
            <text:p>gardening-indoors-w-soil-hydrop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ardening-indoors-w-soil-hydroponics_1.jpg?v=1597391355</text:p>
          </table:table-cell>
        </table:table-row>
        <table:table-row table:style-name="ro1">
          <table:table-cell office:value-type="string" calcext:value-type="string">
            <text:p>gavita-pro-1700e-led-120-277-v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.jpg?v=1593606450</text:p>
          </table:table-cell>
        </table:table-row>
        <table:table-row table:style-name="ro1">
          <table:table-cell office:value-type="string" calcext:value-type="string">
            <text:p>general-hydroponics-armor-si-silicate-supp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6.png?v=1594287656</text:p>
          </table:table-cell>
        </table:table-row>
        <table:table-row table:style-name="ro1">
          <table:table-cell office:value-type="string" calcext:value-type="string">
            <text:p>general-hydroponics-armor-si-silicate-sup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calimagic-calcium-magnesium-supp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7.png?v=1594287867</text:p>
          </table:table-cell>
        </table:table-row>
        <table:table-row table:style-name="ro1">
          <table:table-cell office:value-type="string" calcext:value-type="string">
            <text:p>general-hydroponics-calimagic-calcium-magnesium-sup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diamond-nectar-premium-humic-ac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3.jpg?v=1594291252</text:p>
          </table:table-cell>
        </table:table-row>
        <table:table-row table:style-name="ro1">
          <table:table-cell office:value-type="string" calcext:value-type="string">
            <text:p>general-hydroponics-diamond-nectar-premium-humic-ac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blend-vegan-plant-boo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2.jpg?v=1594290798</text:p>
          </table:table-cell>
        </table:table-row>
        <table:table-row table:style-name="ro1">
          <table:table-cell office:value-type="string" calcext:value-type="string">
            <text:p>general-hydroponics-florablend-vegan-plant-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blend-vegan-plant-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5.jpg?v=1594292340</text:p>
          </table:table-cell>
        </table:table-row>
        <table:table-row table:style-name="ro1">
          <table:table-cell office:value-type="string" calcext:value-type="string">
            <text:p>general-hydroponics-flora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duo-a-grow-5-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1.jpg?v=1594290429</text:p>
          </table:table-cell>
        </table:table-row>
        <table:table-row table:style-name="ro1">
          <table:table-cell office:value-type="string" calcext:value-type="string">
            <text:p>general-hydroponics-floraduo-a-grow-5-0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duo-b-bloom-1-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0.jpg?v=1594289955</text:p>
          </table:table-cell>
        </table:table-row>
        <table:table-row table:style-name="ro1">
          <table:table-cell office:value-type="string" calcext:value-type="string">
            <text:p>general-hydroponics-floraduo-b-bloom-1-5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4.jpg?v=1594291829</text:p>
          </table:table-cell>
        </table:table-row>
        <table:table-row table:style-name="ro1">
          <table:table-cell office:value-type="string" calcext:value-type="string">
            <text:p>general-hydroponics-flora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kleen-salt-clearing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9.jpg?v=1594289155</text:p>
          </table:table-cell>
        </table:table-row>
        <table:table-row table:style-name="ro1">
          <table:table-cell office:value-type="string" calcext:value-type="string">
            <text:p>general-hydroponics-florakleen-salt-clearing-sol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kleen-salt-clearing-sol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licious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8.jpg?v=1594288928</text:p>
          </table:table-cell>
        </table:table-row>
        <table:table-row table:style-name="ro1">
          <table:table-cell office:value-type="string" calcext:value-type="string">
            <text:p>general-hydroponics-floralicious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licious-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7.jpg?v=1594284003</text:p>
          </table:table-cell>
        </table:table-row>
        <table:table-row table:style-name="ro1">
          <table:table-cell office:value-type="string" calcext:value-type="string">
            <text:p>general-hydroponics-floralicious-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licious-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5.jpg?v=1594282092</text:p>
          </table:table-cell>
        </table:table-row>
        <table:table-row table:style-name="ro1">
          <table:table-cell office:value-type="string" calcext:value-type="string">
            <text:p>general-hydroponics-florami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mi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mi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micro-hard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6.jpg?v=1594283036</text:p>
          </table:table-cell>
        </table:table-row>
        <table:table-row table:style-name="ro1">
          <table:table-cell office:value-type="string" calcext:value-type="string">
            <text:p>general-hydroponics-floramicro-hard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nectar-sweetener-fruit-n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8.jpg?v=1594284407</text:p>
          </table:table-cell>
        </table:table-row>
        <table:table-row table:style-name="ro1">
          <table:table-cell office:value-type="string" calcext:value-type="string">
            <text:p>general-hydroponics-floranectar-sweetener-fruit-n-fu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nectar-sweetener-fruit-n-fu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nova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9.jpg?v=1594285003</text:p>
          </table:table-cell>
        </table:table-row>
        <table:table-row table:style-name="ro1">
          <table:table-cell office:value-type="string" calcext:value-type="string">
            <text:p>general-hydroponics-floranova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nova-g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0.jpg?v=1594285504</text:p>
          </table:table-cell>
        </table:table-row>
        <table:table-row table:style-name="ro1">
          <table:table-cell office:value-type="string" calcext:value-type="string">
            <text:p>general-hydroponics-floranova-g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florashield-plant-system-ri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1.jpg?v=1594285725</text:p>
          </table:table-cell>
        </table:table-row>
        <table:table-row table:style-name="ro1">
          <table:table-cell office:value-type="string" calcext:value-type="string">
            <text:p>general-hydroponics-florashield-plant-system-ri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koolbloom-2-45-28-dry-ripening-formula-2-2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3.jpg?v=1594279734</text:p>
          </table:table-cell>
        </table:table-row>
        <table:table-row table:style-name="ro1">
          <table:table-cell office:value-type="string" calcext:value-type="string">
            <text:p>general-hydroponics-liquid-koolbloom-0-10-10-bulking-form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2.jpg?v=1594286299</text:p>
          </table:table-cell>
        </table:table-row>
        <table:table-row table:style-name="ro1">
          <table:table-cell office:value-type="string" calcext:value-type="string">
            <text:p>general-hydroponics-liquid-koolbloom-0-10-10-bulking-form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liquid-koolbloom-0-10-10-bulking-form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maxi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3.jpg?v=1594286793</text:p>
          </table:table-cell>
        </table:table-row>
        <table:table-row table:style-name="ro1">
          <table:table-cell office:value-type="string" calcext:value-type="string">
            <text:p>general-hydroponics-maxi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4.jpg?v=1594287192</text:p>
          </table:table-cell>
        </table:table-row>
        <table:table-row table:style-name="ro1">
          <table:table-cell office:value-type="string" calcext:value-type="string">
            <text:p>general-hydroponics-ph-down-concen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722125-01.jpg?v=1594214763</text:p>
          </table:table-cell>
        </table:table-row>
        <table:table-row table:style-name="ro1">
          <table:table-cell office:value-type="string" calcext:value-type="string">
            <text:p>general-hydroponics-ph-down-concent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rapidstart-rooting-enh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5.jpg?v=1594287430</text:p>
          </table:table-cell>
        </table:table-row>
        <table:table-row table:style-name="ro1">
          <table:table-cell office:value-type="string" calcext:value-type="string">
            <text:p>general-hydroponics-rapidstart-rooting-enh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rapidstart-rooting-enh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-hydroponics-standard-reference-solution-ph-4-01-8-ou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1.png?v=1594278275</text:p>
          </table:table-cell>
        </table:table-row>
        <table:table-row table:style-name="ro1">
          <table:table-cell office:value-type="string" calcext:value-type="string">
            <text:p>general-hydroponics-standard-reference-solution-ph-7-01-8-ou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.jpg?v=1594278597</text:p>
          </table:table-cell>
        </table:table-row>
        <table:table-row table:style-name="ro1">
          <table:table-cell office:value-type="string" calcext:value-type="string">
            <text:p>gh-aza-max-4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aza-max-4-oz.jpg?v=1597407598</text:p>
          </table:table-cell>
        </table:table-row>
        <table:table-row table:style-name="ro1">
          <table:table-cell office:value-type="string" calcext:value-type="string">
            <text:p>gh-biobud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bud-qt.jpg?v=1597411996</text:p>
          </table:table-cell>
        </table:table-row>
        <table:table-row table:style-name="ro1">
          <table:table-cell office:value-type="string" calcext:value-type="string">
            <text:p>gh-biomarine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marine-qt.jpg?v=1597411893</text:p>
          </table:table-cell>
        </table:table-row>
        <table:table-row table:style-name="ro1">
          <table:table-cell office:value-type="string" calcext:value-type="string">
            <text:p>gh-bioroot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root-qt.jpg?v=1597411704</text:p>
          </table:table-cell>
        </table:table-row>
        <table:table-row table:style-name="ro1">
          <table:table-cell office:value-type="string" calcext:value-type="string">
            <text:p>gh-biothrive-bloom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thrive-bloom-qt.jpg?v=1597412540</text:p>
          </table:table-cell>
        </table:table-row>
        <table:table-row table:style-name="ro1">
          <table:table-cell office:value-type="string" calcext:value-type="string">
            <text:p>gh-biothrive-grow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thrive-grow-qt.jpg?v=1597412126</text:p>
          </table:table-cell>
        </table:table-row>
        <table:table-row table:style-name="ro1">
          <table:table-cell office:value-type="string" calcext:value-type="string">
            <text:p>gh-bioweed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bioweed-qt.jpg?v=1597412086</text:p>
          </table:table-cell>
        </table:table-row>
        <table:table-row table:style-name="ro1">
          <table:table-cell office:value-type="string" calcext:value-type="string">
            <text:p>gh-flora-series-performance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flora-series-performance-pa.jpg?v=1597670518</text:p>
          </table:table-cell>
        </table:table-row>
        <table:table-row table:style-name="ro1">
          <table:table-cell office:value-type="string" calcext:value-type="string">
            <text:p>gh-rapid-rooter-loose-bag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rapid-rooter-loose-bag-50.jpg?v=1597392352</text:p>
          </table:table-cell>
        </table:table-row>
        <table:table-row table:style-name="ro1">
          <table:table-cell office:value-type="string" calcext:value-type="string">
            <text:p>gh-rapid-rooter-starter-tray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eneral-hydroponics-gh-rapid-rooter-starter-tray-5.jpg?v=1597392210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E_BACK_controler_grande_85b645f6-b299-4bbd-aaa4-aefb5c57a70b.png?v=1596199931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E_ROW_grande_9225de12-1ab9-4ab9-99b4-58549404c648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E_QUARTER_grande_e3a16a32-4db4-40b6-ac81-d74ea39e423b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DE_GROWSTRONG_grande_1f731a23-36cd-418a-9987-c2fc32281d69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shopify.com/s/files/1/0417/5675/4069/products/DE_BOTTOM_grande_4c828c15-d18d-485b-9df4-5630b39a8eb6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dn.shopify.com/s/files/1/0417/5675/4069/products/DE_BOTTOM_02_grande_43428941-e0d1-4662-89e2-7cf6dd49ab55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cdn.shopify.com/s/files/1/0417/5675/4069/products/DE_BACK_grande_efa070df-858e-420e-9923-412cd590fc19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dn.shopify.com/s/files/1/0417/5675/4069/products/DE_REFLECTOR_01_grande_fff15c38-e287-4371-9037-06e5b8c44fce.png?v=1596199932</text:p>
          </table:table-cell>
        </table:table-row>
        <table:table-row table:style-name="ro1">
          <table:table-cell office:value-type="string" calcext:value-type="string">
            <text:p>gorilla-commercial-lighting-1000w-120-240v-de-pro-ser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dn.shopify.com/s/files/1/0417/5675/4069/products/DE-RMH1_grande_2c3199f1-6da0-4c99-9fd7-daaa4be0a0c1.png?v=1596199932</text:p>
          </table:table-cell>
        </table:table-row>
        <table:table-row table:style-name="ro1">
          <table:table-cell office:value-type="string" calcext:value-type="string">
            <text:p>grandma-enggys-h-2-humic-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4.jpg?v=1594372176</text:p>
          </table:table-cell>
        </table:table-row>
        <table:table-row table:style-name="ro1">
          <table:table-cell office:value-type="string" calcext:value-type="string">
            <text:p>grodan-ao3640-1-5-sheet-98-case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ao3640-15-sheet-98-case-30.jpg?v=1597395474</text:p>
          </table:table-cell>
        </table:table-row>
        <table:table-row table:style-name="ro1">
          <table:table-cell office:value-type="string" calcext:value-type="string">
            <text:p>grodan-ao5040-2-sheet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ao5040-2-sheet-50.jpg?v=1597396692</text:p>
          </table:table-cell>
        </table:table-row>
        <table:table-row table:style-name="ro1">
          <table:table-cell office:value-type="string" calcext:value-type="string">
            <text:p>grodan-expert-grow-slabs-6-and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4.jpg?v=1594375593</text:p>
          </table:table-cell>
        </table:table-row>
        <table:table-row table:style-name="ro1">
          <table:table-cell office:value-type="string" calcext:value-type="string">
            <text:p>grodan-expert-grow-slabs-6-and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-expert-grow-slabs-6-and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-expert-grow-slabs-6-and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-growcubes-and-growchu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5.jpg?v=1594375796</text:p>
          </table:table-cell>
        </table:table-row>
        <table:table-row table:style-name="ro1">
          <table:table-cell office:value-type="string" calcext:value-type="string">
            <text:p>grodan-growcubes-and-growchu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n-hugo-6-block-w-hole-case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hugo-6-block-w-hole-case-64.jpg?v=1597641566</text:p>
          </table:table-cell>
        </table:table-row>
        <table:table-row table:style-name="ro1">
          <table:table-cell office:value-type="string" calcext:value-type="string">
            <text:p>grodan-hugo-6-block-w-hole-case-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hugo-6-block-w-hole-case-64_1.jpg?v=1597641566</text:p>
          </table:table-cell>
        </table:table-row>
        <table:table-row table:style-name="ro1">
          <table:table-cell office:value-type="string" calcext:value-type="string">
            <text:p>grodan-mm4040-1-5-3-strip-15-case-2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case-1440_a1abeef0-82f9-44b2-a809-0fde2afc54f1.jpg?v=1597397802</text:p>
          </table:table-cell>
        </table:table-row>
        <table:table-row table:style-name="ro1">
          <table:table-cell office:value-type="string" calcext:value-type="string">
            <text:p>grodan-mm4040-1-5-3-strip-15-case-2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mm5040-2-strip-12-case-1440_1_a200a264-5995-49d4-ba1f-2d2a8a381021.jpg?v=1597397802</text:p>
          </table:table-cell>
        </table:table-row>
        <table:table-row table:style-name="ro1">
          <table:table-cell office:value-type="string" calcext:value-type="string">
            <text:p>grodan-mm5040-2-strip-12-case-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case-1440.jpg?v=1597397711</text:p>
          </table:table-cell>
        </table:table-row>
        <table:table-row table:style-name="ro1">
          <table:table-cell office:value-type="string" calcext:value-type="string">
            <text:p>grodan-mm5040-2-strip-12-case-1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dan-grodan-mm5040-2-strip-12-case-1440_1.jpg?v=1597397712</text:p>
          </table:table-cell>
        </table:table-row>
        <table:table-row table:style-name="ro1">
          <table:table-cell office:value-type="string" calcext:value-type="string">
            <text:p>grodan-mm5040-2-strip-12-pack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dan-grodan-mm5040-2-strip-12-pack-2.jpg?v=1597396810</text:p>
          </table:table-cell>
        </table:table-row>
        <table:table-row table:style-name="ro1">
          <table:table-cell office:value-type="string" calcext:value-type="string">
            <text:p>grow-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9.jpg?v=1594801481</text:p>
          </table:table-cell>
        </table:table-row>
        <table:table-row table:style-name="ro1">
          <table:table-cell office:value-type="string" calcext:value-type="string">
            <text:p>grow-b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-b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-b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ers-choice-roi-e680-led-grow-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nnamed.png?v=1596521773</text:p>
          </table:table-cell>
        </table:table-row>
        <table:table-row table:style-name="ro1">
          <table:table-cell office:value-type="string" calcext:value-type="string">
            <text:p>growers-edge-dry-rack-w-clips-2-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wers-edge-growers-edge-dry-rack-w-clips-2-ft.jpg?v=1597405010</text:p>
          </table:table-cell>
        </table:table-row>
        <table:table-row table:style-name="ro1">
          <table:table-cell office:value-type="string" calcext:value-type="string">
            <text:p>growers-edge-illuminated-microscope-60x-10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est-disease-control-growers-edge-illuminated-micr.jpg?v=1597405095</text:p>
          </table:table-cell>
        </table:table-row>
        <table:table-row table:style-name="ro1">
          <table:table-cell office:value-type="string" calcext:value-type="string">
            <text:p>growers-edge-thermo-hygr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rowers-edge-thermo-hygrometer_1.jpg?v=1597398739</text:p>
          </table:table-cell>
        </table:table-row>
        <table:table-row table:style-name="ro1">
          <table:table-cell office:value-type="string" calcext:value-type="string">
            <text:p>growers-edge-thermo-hygro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growers-edge-thermo-hygrometer.jpg?v=1597398739</text:p>
          </table:table-cell>
        </table:table-row>
        <table:table-row table:style-name="ro1">
          <table:table-cell office:value-type="string" calcext:value-type="string">
            <text:p>gsi1-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GSI-1_Controller.png?v=1596182062</text:p>
          </table:table-cell>
        </table:table-row>
        <table:table-row table:style-name="ro1">
          <table:table-cell office:value-type="string" calcext:value-type="string">
            <text:p>harvest-more-trimbin-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arvest-more-harvest-more-trimbin-black.jpg?v=1597405689</text:p>
          </table:table-cell>
        </table:table-row>
        <table:table-row table:style-name="ro1">
          <table:table-cell office:value-type="string" calcext:value-type="string">
            <text:p>heavy-duty-110v-grounded-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0.jpg?v=1594801670</text:p>
          </table:table-cell>
        </table:table-row>
        <table:table-row table:style-name="ro1">
          <table:table-cell office:value-type="string" calcext:value-type="string">
            <text:p>heavy-duty-240v-grounded-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3.jpg?v=1594805908</text:p>
          </table:table-cell>
        </table:table-row>
        <table:table-row table:style-name="ro1">
          <table:table-cell office:value-type="string" calcext:value-type="string">
            <text:p>heavy-duty-net-p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4.jpg?v=1594799993</text:p>
          </table:table-cell>
        </table:table-row>
        <table:table-row table:style-name="ro1">
          <table:table-cell office:value-type="string" calcext:value-type="string">
            <text:p>heavy-duty-net-p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-duty-net-p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-duty-net-p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-duty-net-p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ilux-hp-sodium-hps-bulb-1000-watt-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h1hs.jpg?v=1594128508</text:p>
          </table:table-cell>
        </table:table-row>
        <table:table-row table:style-name="ro1">
          <table:table-cell office:value-type="string" calcext:value-type="string">
            <text:p>hortilux-hp-sodium-hps-bulb-400-watt-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ortilux-1.jpg?v=1594368193</text:p>
          </table:table-cell>
        </table:table-row>
        <table:table-row table:style-name="ro1">
          <table:table-cell office:value-type="string" calcext:value-type="string">
            <text:p>hurricane-inline-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urricane-1.png?v=1594376272</text:p>
          </table:table-cell>
        </table:table-row>
        <table:table-row table:style-name="ro1">
          <table:table-cell office:value-type="string" calcext:value-type="string">
            <text:p>hurricane-inline-f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flow®-premium-vinyl-tubing-clear-3-16-id-100-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dealair-1.jpg?v=1594374715</text:p>
          </table:table-cell>
        </table:table-row>
        <table:table-row table:style-name="ro1">
          <table:table-cell office:value-type="string" calcext:value-type="string">
            <text:p>hydro-logic-de-chlorinating-fil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3.jpg?v=1594380172</text:p>
          </table:table-cell>
        </table:table-row>
        <table:table-row table:style-name="ro1">
          <table:table-cell office:value-type="string" calcext:value-type="string">
            <text:p>hydro-logic-de-chlorinating-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logic-preevolution-high-capacity-pre-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3.png?v=1594383702</text:p>
          </table:table-cell>
        </table:table-row>
        <table:table-row table:style-name="ro1">
          <table:table-cell office:value-type="string" calcext:value-type="string">
            <text:p>hydrodynamics-clonex-gel-packets-15-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ydro-dynamics-hydrodynamics-clonex-gel-packets-15_62770cf0-eb47-4553-aee9-acbb81a3c9da.jpg?v=1597395398</text:p>
          </table:table-cell>
        </table:table-row>
        <table:table-row table:style-name="ro1">
          <table:table-cell office:value-type="string" calcext:value-type="string">
            <text:p>hydrodynamics-clonex-gel-packets-15-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hydro-dynamics-hydrodynamics-clonex-gel-packets-15.jpg?v=1597395398</text:p>
          </table:table-cell>
        </table:table-row>
        <table:table-row table:style-name="ro1">
          <table:table-cell office:value-type="string" calcext:value-type="string">
            <text:p>hydroton-original-10l-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ydroton-original-10l-bag.png?v=1597641377</text:p>
          </table:table-cell>
        </table:table-row>
        <table:table-row table:style-name="ro1">
          <table:table-cell office:value-type="string" calcext:value-type="string">
            <text:p>hydroton-original-10l-b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hydroton-original-10l-bag.jpg?v=1597641377</text:p>
          </table:table-cell>
        </table:table-row>
        <table:table-row table:style-name="ro1">
          <table:table-cell office:value-type="string" calcext:value-type="string">
            <text:p>hydroton-original-50-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ther-earth-hydroton-hydroton-original-50-liter.jpg?v=1597641289</text:p>
          </table:table-cell>
        </table:table-row>
        <table:table-row table:style-name="ro1">
          <table:table-cell office:value-type="string" calcext:value-type="string">
            <text:p>hydroton-original-50-l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other-earth-hydroton-hydroton-original-50-liter_1.jpg?v=1597641289</text:p>
          </table:table-cell>
        </table:table-row>
        <table:table-row table:style-name="ro1">
          <table:table-cell office:value-type="string" calcext:value-type="string">
            <text:p>integra-boost-8g-humidiccant-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integra-boost-8g-humidiccant-62.jpg?v=1597398801</text:p>
          </table:table-cell>
        </table:table-row>
        <table:table-row table:style-name="ro1">
          <table:table-cell office:value-type="string" calcext:value-type="string">
            <text:p>kdf-catalytic-carbon-filter-2-in-x-10-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1.jpg?v=1594378040</text:p>
          </table:table-cell>
        </table:table-row>
        <table:table-row table:style-name="ro1">
          <table:table-cell office:value-type="string" calcext:value-type="string">
            <text:p>light-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10.jpg?v=1594875577</text:p>
          </table:table-cell>
        </table:table-row>
        <table:table-row table:style-name="ro1">
          <table:table-cell office:value-type="string" calcext:value-type="string">
            <text:p>magical-butter-ma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gicalButterMachine.jpg?v=1614793619</text:p>
          </table:table-cell>
        </table:table-row>
        <table:table-row table:style-name="ro1">
          <table:table-cell office:value-type="string" calcext:value-type="string">
            <text:p>mammoth-bio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BiocontrolStock.jpg?v=1596522559</text:p>
          </table:table-cell>
        </table:table-row>
        <table:table-row table:style-name="ro1">
          <table:table-cell office:value-type="string" calcext:value-type="string">
            <text:p>mammoth-bio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bio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cann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CanncontrolStock.jpg?v=1596522603</text:p>
          </table:table-cell>
        </table:table-row>
        <table:table-row table:style-name="ro1">
          <table:table-cell office:value-type="string" calcext:value-type="string">
            <text:p>mammoth-cann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cann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cann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cann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ammothP.jpg?v=1596522502</text:p>
          </table:table-cell>
        </table:table-row>
        <table:table-row table:style-name="ro1">
          <table:table-cell office:value-type="string" calcext:value-type="string">
            <text:p>mammoth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th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-green™-1000-watt-electronic-ballast-120-240-v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2519-01.jpg?v=1594128104</text:p>
          </table:table-cell>
        </table:table-row>
        <table:table-row table:style-name="ro1">
          <table:table-cell office:value-type="string" calcext:value-type="string">
            <text:p>measuring-shot-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asure-master-measuring-shot-glass_1.jpg?v=1597405478</text:p>
          </table:table-cell>
        </table:table-row>
        <table:table-row table:style-name="ro1">
          <table:table-cell office:value-type="string" calcext:value-type="string">
            <text:p>measuring-syringe-60-ml-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asure-master-measuring-syringe-60-ml-cc_1.jpg?v=1597406285</text:p>
          </table:table-cell>
        </table:table-row>
        <table:table-row table:style-name="ro1">
          <table:table-cell office:value-type="string" calcext:value-type="string">
            <text:p>measuring-syringe-60-ml-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easure-master-measuring-syringe-60-ml-cc.jpg?v=1597406285</text:p>
          </table:table-cell>
        </table:table-row>
        <table:table-row table:style-name="ro1">
          <table:table-cell office:value-type="string" calcext:value-type="string">
            <text:p>method-seven-operator-led-gla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ethod-seven-method-seven-operator-led-glasses.jpg?v=1597405852</text:p>
          </table:table-cell>
        </table:table-row>
        <table:table-row table:style-name="ro1">
          <table:table-cell office:value-type="string" calcext:value-type="string">
            <text:p>microbe-lift-bmc-2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crobe-lift-bmc-2-oz.jpg?v=1597410469</text:p>
          </table:table-cell>
        </table:table-row>
        <table:table-row table:style-name="ro1">
          <table:table-cell office:value-type="string" calcext:value-type="string">
            <text:p>mighty-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ighty-gal.jpg?v=1597407886</text:p>
          </table:table-cell>
        </table:table-row>
        <table:table-row table:style-name="ro1">
          <table:table-cell office:value-type="string" calcext:value-type="string">
            <text:p>mondi-humidity-dome-w-vents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ndi-humidity-dome-w-vents-4_1.jpg?v=1597392754</text:p>
          </table:table-cell>
        </table:table-row>
        <table:table-row table:style-name="ro1">
          <table:table-cell office:value-type="string" calcext:value-type="string">
            <text:p>mondi-humidity-dome-w-vents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mondi-humidity-dome-w-vents-4.jpg?v=1597392754</text:p>
          </table:table-cell>
        </table:table-row>
        <table:table-row table:style-name="ro1">
          <table:table-cell office:value-type="string" calcext:value-type="string">
            <text:p>monterey-garden-insect-spray-w-spinosad-p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monterey-garden-insect-spray-w-spinosad-pint.jpg?v=1597407721</text:p>
          </table:table-cell>
        </table:table-row>
        <table:table-row table:style-name="ro1">
          <table:table-cell office:value-type="string" calcext:value-type="string">
            <text:p>nanolux-ledex-full-spectrum-white-bar-11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full-spectrum-white-bar-110w.jpg?v=1597728913</text:p>
          </table:table-cell>
        </table:table-row>
        <table:table-row table:style-name="ro1">
          <table:table-cell office:value-type="string" calcext:value-type="string">
            <text:p>nanolux-ledex-full-spectrum-white-bar-110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anolux-nanolux-ledex-full-spectrum-white-bar-110w.png?v=1597728914</text:p>
          </table:table-cell>
        </table:table-row>
        <table:table-row table:style-name="ro1">
          <table:table-cell office:value-type="string" calcext:value-type="string">
            <text:p>nanolux-ledex-full-spectrum-white-bar-110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nanolux-nanolux-ledex-full-spectrum-white-bar-110w_1.jpg?v=1597728914</text:p>
          </table:table-cell>
        </table:table-row>
        <table:table-row table:style-name="ro1">
          <table:table-cell office:value-type="string" calcext:value-type="string">
            <text:p>nanolux-ledex-track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track-2.jpg?v=1597643956</text:p>
          </table:table-cell>
        </table:table-row>
        <table:table-row table:style-name="ro1">
          <table:table-cell office:value-type="string" calcext:value-type="string">
            <text:p>nanolux-ledex-trac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anolux-nanolux-ledex-track-2_1.jpg?v=1597643956</text:p>
          </table:table-cell>
        </table:table-row>
        <table:table-row table:style-name="ro1">
          <table:table-cell office:value-type="string" calcext:value-type="string">
            <text:p>nanolux-ledex-track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anolux-nanolux-ledex-track-4.png?v=1597728166</text:p>
          </table:table-cell>
        </table:table-row>
        <table:table-row table:style-name="ro1">
          <table:table-cell office:value-type="string" calcext:value-type="string">
            <text:p>nectar-for-the-gods-4-1-5-cu-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for-the-gods-4-15-cu-ft.jpg?v=1597641625</text:p>
          </table:table-cell>
        </table:table-row>
        <table:table-row table:style-name="ro1">
          <table:table-cell office:value-type="string" calcext:value-type="string">
            <text:p>nectar-for-the-gods-herculean-harvest-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herculean-h.jpg?v=1597671184</text:p>
          </table:table-cell>
        </table:table-row>
        <table:table-row table:style-name="ro1">
          <table:table-cell office:value-type="string" calcext:value-type="string">
            <text:p>nectar-for-the-gods-herculean-harvest-qu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ctar-of-the-gods-nectar-for-the-gods-herculean-h_f5f54782-ba3b-4d61-baad-4824ec3af97b.jpg?v=1597671184</text:p>
          </table:table-cell>
        </table:table-row>
        <table:table-row table:style-name="ro1">
          <table:table-cell office:value-type="string" calcext:value-type="string">
            <text:p>nectar-for-the-gods-mega-morpheus-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mega-morphe.jpg?v=1597670911</text:p>
          </table:table-cell>
        </table:table-row>
        <table:table-row table:style-name="ro1">
          <table:table-cell office:value-type="string" calcext:value-type="string">
            <text:p>nectar-for-the-gods-zeus-juice-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ctar-of-the-gods-nectar-for-the-gods-zeus-juice.jpg?v=1597670667</text:p>
          </table:table-cell>
        </table:table-row>
        <table:table-row table:style-name="ro1">
          <table:table-cell office:value-type="string" calcext:value-type="string">
            <text:p>neoprene-collar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oprene-collar-2.jpg?v=1597397615</text:p>
          </table:table-cell>
        </table:table-row>
        <table:table-row table:style-name="ro1">
          <table:table-cell office:value-type="string" calcext:value-type="string">
            <text:p>neoprene-colla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oprene-collar-2_1.jpg?v=1597397615</text:p>
          </table:table-cell>
        </table:table-row>
        <table:table-row table:style-name="ro1">
          <table:table-cell office:value-type="string" calcext:value-type="string">
            <text:p>neoprene-collar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oprene-collar-3.jpg?v=1597396057</text:p>
          </table:table-cell>
        </table:table-row>
        <table:table-row table:style-name="ro1">
          <table:table-cell office:value-type="string" calcext:value-type="string">
            <text:p>nextlight-core-led-grow-light-190-wa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nextlight-nextlight-core-led-grow-light-190-watts_3.png?v=1597643172</text:p>
          </table:table-cell>
        </table:table-row>
        <table:table-row table:style-name="ro1">
          <table:table-cell office:value-type="string" calcext:value-type="string">
            <text:p>nextlight-core-led-grow-light-190-wat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nextlight-nextlight-core-led-grow-light-190-watts.png?v=1597643172</text:p>
          </table:table-cell>
        </table:table-row>
        <table:table-row table:style-name="ro1">
          <table:table-cell office:value-type="string" calcext:value-type="string">
            <text:p>nir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7.png?v=1594370727</text:p>
          </table:table-cell>
        </table:table-row>
        <table:table-row table:style-name="ro1">
          <table:table-cell office:value-type="string" calcext:value-type="string">
            <text:p>nuke-em-q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ying-skull-nuke-em-quart.jpg?v=1597407835</text:p>
          </table:table-cell>
        </table:table-row>
        <table:table-row table:style-name="ro1">
          <table:table-cell office:value-type="string" calcext:value-type="string">
            <text:p>ona-pro-gel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ona-pro-ona-pro-gel-qt.jpg?v=1597398568</text:p>
          </table:table-cell>
        </table:table-row>
        <table:table-row table:style-name="ro1">
          <table:table-cell office:value-type="string" calcext:value-type="string">
            <text:p>open-ses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oxfarm-7.jpg?v=1594809511</text:p>
          </table:table-cell>
        </table:table-row>
        <table:table-row table:style-name="ro1">
          <table:table-cell office:value-type="string" calcext:value-type="string">
            <text:p>open-ses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ocide-concentrate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otanicare-organocide-concentrate-qt.jpg?v=1597410928</text:p>
          </table:table-cell>
        </table:table-row>
        <table:table-row table:style-name="ro1">
          <table:table-cell office:value-type="string" calcext:value-type="string">
            <text:p>overdr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8.png?v=1594370837</text:p>
          </table:table-cell>
        </table:table-row>
        <table:table-row table:style-name="ro1">
          <table:table-cell office:value-type="string" calcext:value-type="string">
            <text:p>paleo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aleoBloom.jpg?v=1596097027</text:p>
          </table:table-cell>
        </table:table-row>
        <table:table-row table:style-name="ro1">
          <table:table-cell office:value-type="string" calcext:value-type="string">
            <text:p>ph-tes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7.jpg?v=1594292678</text:p>
          </table:table-cell>
        </table:table-row>
        <table:table-row table:style-name="ro1">
          <table:table-cell office:value-type="string" calcext:value-type="string">
            <text:p>ph-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8.jpg?v=1594292851</text:p>
          </table:table-cell>
        </table:table-row>
        <table:table-row table:style-name="ro1">
          <table:table-cell office:value-type="string" calcext:value-type="string">
            <text:p>ph-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-green-power-master-color-cdm-lamp-315-watt-elite-agro-3100-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3.jpg?v=1594367599</text:p>
          </table:table-cell>
        </table:table-row>
        <table:table-row table:style-name="ro1">
          <table:table-cell office:value-type="string" calcext:value-type="string">
            <text:p>plant-success-great-white-mycorrhizae-1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lant-success-plant-success-great-white-mycorrhiza_1.png?v=1597670880</text:p>
          </table:table-cell>
        </table:table-row>
        <table:table-row table:style-name="ro1">
          <table:table-cell office:value-type="string" calcext:value-type="string">
            <text:p>plant-success-great-white-mycorrhizae-1-o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lant-success-plant-success-great-white-mycorrhiza.jpg?v=1597670880</text:p>
          </table:table-cell>
        </table:table-row>
        <table:table-row table:style-name="ro1">
          <table:table-cell office:value-type="string" calcext:value-type="string">
            <text:p>power-wash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ower-wash-qt.jpg?v=1597404939</text:p>
          </table:table-cell>
        </table:table-row>
        <table:table-row table:style-name="ro1">
          <table:table-cell office:value-type="string" calcext:value-type="string">
            <text:p>powergrower-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51_2.jpg?v=1594019948</text:p>
          </table:table-cell>
        </table:table-row>
        <table:table-row table:style-name="ro1">
          <table:table-cell office:value-type="string" calcext:value-type="string">
            <text:p>powergrower-eco-kit-8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gsbspge8__47862_zoom.jpg?v=1594020935</text:p>
          </table:table-cell>
        </table:table-row>
        <table:table-row table:style-name="ro1">
          <table:table-cell office:value-type="string" calcext:value-type="string">
            <text:p>premier-pro-mix-hp-cc-mycorrhizae-3-8-cu-ft-30-p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emier-horticulture-premier-pro-mix-hp-cc-mycorrh.jpg?v=1597640817</text:p>
          </table:table-cell>
        </table:table-row>
        <table:table-row table:style-name="ro1">
          <table:table-cell office:value-type="string" calcext:value-type="string">
            <text:p>progrip-light-hanger-sung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3031.jpg?v=1594126913</text:p>
          </table:table-cell>
        </table:table-row>
        <table:table-row table:style-name="ro1">
          <table:table-cell office:value-type="string" calcext:value-type="string">
            <text:p>progrip-light-hanger-sungr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progrip.jpg?v=1594126914</text:p>
          </table:table-cell>
        </table:table-row>
        <table:table-row table:style-name="ro1">
          <table:table-cell office:value-type="string" calcext:value-type="string">
            <text:p>pure-blend-pro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4.jpg?v=1594806497</text:p>
          </table:table-cell>
        </table:table-row>
        <table:table-row table:style-name="ro1">
          <table:table-cell office:value-type="string" calcext:value-type="string">
            <text:p>pure-blend-pro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blend-pro-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blend-pro-bloom-s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5.jpg?v=1594806772</text:p>
          </table:table-cell>
        </table:table-row>
        <table:table-row table:style-name="ro1">
          <table:table-cell office:value-type="string" calcext:value-type="string">
            <text:p>pure-blend-pro-bloom-s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blend-pro-bloom-s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-cow-organics-1-cu-ft-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urple-cow-organics-1-cu-ft-bag.jpg?v=1597641207</text:p>
          </table:table-cell>
        </table:table-row>
        <table:table-row table:style-name="ro1">
          <table:table-cell office:value-type="string" calcext:value-type="string">
            <text:p>rainmaker-hand-spr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ainmaker-hand-sprayer_1.jpg?v=1597404811</text:p>
          </table:table-cell>
        </table:table-row>
        <table:table-row table:style-name="ro1">
          <table:table-cell office:value-type="string" calcext:value-type="string">
            <text:p>rainmaker-hand-spra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rainmaker-hand-sprayer.jpg?v=1597404811</text:p>
          </table:table-cell>
        </table:table-row>
        <table:table-row table:style-name="ro1">
          <table:table-cell office:value-type="string" calcext:value-type="string">
            <text:p>rainmaker®-pressurized-pump-sprayer-64-oz-1-9-li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ainmaker-pressurized-pump-sprayer-64-oz-19-liter.jpg?v=1597406498</text:p>
          </table:table-cell>
        </table:table-row>
        <table:table-row table:style-name="ro1">
          <table:table-cell office:value-type="string" calcext:value-type="string">
            <text:p>rhino-s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3.png?v=1594371860</text:p>
          </table:table-cell>
        </table:table-row>
        <table:table-row table:style-name="ro1">
          <table:table-cell office:value-type="string" calcext:value-type="string">
            <text:p>rhino-s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-formula-707-3-cu-ft-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urora-innovations-roots-formula-707-3-cu-ft-bag.jpg?v=1597641814</text:p>
          </table:table-cell>
        </table:table-row>
        <table:table-row table:style-name="ro1">
          <table:table-cell office:value-type="string" calcext:value-type="string">
            <text:p>roots-organics-ancient-a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4.jpg?v=1594750047</text:p>
          </table:table-cell>
        </table:table-row>
        <table:table-row table:style-name="ro1">
          <table:table-cell office:value-type="string" calcext:value-type="string">
            <text:p>roots-organics-buddha-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5.jpg?v=1594750228</text:p>
          </table:table-cell>
        </table:table-row>
        <table:table-row table:style-name="ro1">
          <table:table-cell office:value-type="string" calcext:value-type="string">
            <text:p>roots-organics-buddha-g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3.jpg?v=1594749800</text:p>
          </table:table-cell>
        </table:table-row>
        <table:table-row table:style-name="ro1">
          <table:table-cell office:value-type="string" calcext:value-type="string">
            <text:p>roots-organics-buddha-g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-organics-extreme-ser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7.jpg?v=1594750580</text:p>
          </table:table-cell>
        </table:table-row>
        <table:table-row table:style-name="ro1">
          <table:table-cell office:value-type="string" calcext:value-type="string">
            <text:p>roots-organics-extreme-se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-organics-formula-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2.jpg?v=1594749551</text:p>
          </table:table-cell>
        </table:table-row>
        <table:table-row table:style-name="ro1">
          <table:table-cell office:value-type="string" calcext:value-type="string">
            <text:p>roots-organics-h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8.jpg?v=1594750785</text:p>
          </table:table-cell>
        </table:table-row>
        <table:table-row table:style-name="ro1">
          <table:table-cell office:value-type="string" calcext:value-type="string">
            <text:p>roots-organics-h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ts-organics-original-potting-s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1.jpg?v=1594749350</text:p>
          </table:table-cell>
        </table:table-row>
        <table:table-row table:style-name="ro1">
          <table:table-cell office:value-type="string" calcext:value-type="string">
            <text:p>roots-organics-original-potting-soil-1-5-cu-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urora-innovations-roots-organics-original-potting.jpg?v=1597641882</text:p>
          </table:table-cell>
        </table:table-row>
        <table:table-row table:style-name="ro1">
          <table:table-cell office:value-type="string" calcext:value-type="string">
            <text:p>roots-organics-trinity-bio-catal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RootsOrganics-6.jpg?v=1594750381</text:p>
          </table:table-cell>
        </table:table-row>
        <table:table-row table:style-name="ro1">
          <table:table-cell office:value-type="string" calcext:value-type="string">
            <text:p>safer-garden-fungicide-ii-rtu-q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afer-garden-fungicide-ii-rtu-qt.jpg?v=1597407513</text:p>
          </table:table-cell>
        </table:table-row>
        <table:table-row table:style-name="ro1">
          <table:table-cell office:value-type="string" calcext:value-type="string">
            <text:p>safer-insect-killing-soap-ii-conc-16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afer-insect-killing-soap-ii-conc-16-oz.jpg?v=1597410236</text:p>
          </table:table-cell>
        </table:table-row>
        <table:table-row table:style-name="ro1">
          <table:table-cell office:value-type="string" calcext:value-type="string">
            <text:p>sea-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Green700x700.jpg?v=1596096075</text:p>
          </table:table-cell>
        </table:table-row>
        <table:table-row table:style-name="ro1">
          <table:table-cell office:value-type="string" calcext:value-type="string">
            <text:p>sea-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-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-green-hy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GreenHydro_e9dda810-e393-4b71-a7c1-818f8efde816.jpg?v=1596522701</text:p>
          </table:table-cell>
        </table:table-row>
        <table:table-row table:style-name="ro1">
          <table:table-cell office:value-type="string" calcext:value-type="string">
            <text:p>sea-green-hy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iment-replacement-cart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1.gif?v=1594744005</text:p>
          </table:table-cell>
        </table:table-row>
        <table:table-row table:style-name="ro1">
          <table:table-cell office:value-type="string" calcext:value-type="string">
            <text:p>sensi-bloom-a-b-ph-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9.png?v=1594371064</text:p>
          </table:table-cell>
        </table:table-row>
        <table:table-row table:style-name="ro1">
          <table:table-cell office:value-type="string" calcext:value-type="string">
            <text:p>sensi-bloom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-bloom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-grow-a-b-ph-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1.png?v=1594371536</text:p>
          </table:table-cell>
        </table:table-row>
        <table:table-row table:style-name="ro1">
          <table:table-cell office:value-type="string" calcext:value-type="string">
            <text:p>sensi-grow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-grow-a-b-ph-per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z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Advanced-12.png?v=1594371711</text:p>
          </table:table-cell>
        </table:table-row>
        <table:table-row table:style-name="ro1">
          <table:table-cell office:value-type="string" calcext:value-type="string">
            <text:p>sensiz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r-perfection-titanium-trimming-shear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hear-perfection-shear-perfection-titanium-trimmin.jpg?v=1597405926</text:p>
          </table:table-cell>
        </table:table-row>
        <table:table-row table:style-name="ro1">
          <table:table-cell office:value-type="string" calcext:value-type="string">
            <text:p>spectralux-hps-1000-watt-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2.jpg?v=1594367363</text:p>
          </table:table-cell>
        </table:table-row>
        <table:table-row table:style-name="ro1">
          <table:table-cell office:value-type="string" calcext:value-type="string">
            <text:p>spectralux-hps-600-watt-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24.jpg?v=1594367794</text:p>
          </table:table-cell>
        </table:table-row>
        <table:table-row table:style-name="ro1">
          <table:table-cell office:value-type="string" calcext:value-type="string">
            <text:p>spydr-2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i_d350f23b-e316-4131-aa18-90488618a96a.png?v=1596521957</text:p>
          </table:table-cell>
        </table:table-row>
        <table:table-row table:style-name="ro1">
          <table:table-cell office:value-type="string" calcext:value-type="string">
            <text:p>spydr-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p.png?v=1596522089</text:p>
          </table:table-cell>
        </table:table-row>
        <table:table-row table:style-name="ro1">
          <table:table-cell office:value-type="string" calcext:value-type="string">
            <text:p>spydr-2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2x_ca5cc329-6c35-4f06-8742-63d98e894017.png?v=1596522181</text:p>
          </table:table-cell>
        </table:table-row>
        <table:table-row table:style-name="ro1">
          <table:table-cell office:value-type="string" calcext:value-type="string">
            <text:p>spydr-x-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PYDRxPLUS_10873f29-f59c-4d5f-a632-335713791819.png?v=1596521874</text:p>
          </table:table-cell>
        </table:table-row>
        <table:table-row table:style-name="ro1">
          <table:table-cell office:value-type="string" calcext:value-type="string">
            <text:p>square-p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8.jpg?v=1594803871</text:p>
          </table:table-cell>
        </table:table-row>
        <table:table-row table:style-name="ro1">
          <table:table-cell office:value-type="string" calcext:value-type="string">
            <text:p>standard-1020-heavy-duty-nursery-f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24_1_5.jpg?v=1594111936</text:p>
          </table:table-cell>
        </table:table-row>
        <table:table-row table:style-name="ro1">
          <table:table-cell office:value-type="string" calcext:value-type="string">
            <text:p>standard-1020-heavy-duty-nursery-f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53206.jpg?v=1594111937</text:p>
          </table:table-cell>
        </table:table-row>
        <table:table-row table:style-name="ro1">
          <table:table-cell office:value-type="string" calcext:value-type="string">
            <text:p>standard-1020-heavy-duty-nursery-fl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56231.jpg?v=1594111937</text:p>
          </table:table-cell>
        </table:table-row>
        <table:table-row table:style-name="ro1">
          <table:table-cell office:value-type="string" calcext:value-type="string">
            <text:p>stealth-small-boy-float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41.jpg?v=1594749081</text:p>
          </table:table-cell>
        </table:table-row>
        <table:table-row table:style-name="ro1">
          <table:table-cell office:value-type="string" calcext:value-type="string">
            <text:p>sticky-whitefly-trap-5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eabright-sticky-whitefly-trap-5-pack_1.jpg?v=1597410161</text:p>
          </table:table-cell>
        </table:table-row>
        <table:table-row table:style-name="ro1">
          <table:table-cell office:value-type="string" calcext:value-type="string">
            <text:p>storage-solution-ph-probe-kcl-100-m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Bluelab-3.jpg?v=1594373582</text:p>
          </table:table-cell>
        </table:table-row>
        <table:table-row table:style-name="ro1">
          <table:table-cell office:value-type="string" calcext:value-type="string">
            <text:p>sun-system-flower-power-315-watt-120-240-volt-w-3100-k-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-system-flower-power-315-watt-120-240-volt-w-31_0f387b4d-c020-4a3b-855c-076ace336e43.jpg?v=1597643275</text:p>
          </table:table-cell>
        </table:table-row>
        <table:table-row table:style-name="ro1">
          <table:table-cell office:value-type="string" calcext:value-type="string">
            <text:p>sun-system-flower-power-315-watt-120-240-volt-w-3100-k-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n-system-flower-power-315-watt-120-240-volt-w-31.jpg?v=1597643275</text:p>
          </table:table-cell>
        </table:table-row>
        <table:table-row table:style-name="ro1">
          <table:table-cell office:value-type="string" calcext:value-type="string">
            <text:p>sun-system-x-crop-master-bal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1.jpg?v=1594301735</text:p>
          </table:table-cell>
        </table:table-row>
        <table:table-row table:style-name="ro1">
          <table:table-cell office:value-type="string" calcext:value-type="string">
            <text:p>sun-system®-flower-power™-315-watt-fixture-120-240-volt-l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lower_power_4.jpg?v=1594882958</text:p>
          </table:table-cell>
        </table:table-row>
        <table:table-row table:style-name="ro1">
          <table:table-cell office:value-type="string" calcext:value-type="string">
            <text:p>sun-system®-flower-power™-315-watt-fixture-120-240-volt-l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flower_power_2.jpg?v=1594882958</text:p>
          </table:table-cell>
        </table:table-row>
        <table:table-row table:style-name="ro1">
          <table:table-cell office:value-type="string" calcext:value-type="string">
            <text:p>sun-system®-flower-power™-315-watt-fixture-120-240-volt-l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flower_power_3.jpg?v=1594882958</text:p>
          </table:table-cell>
        </table:table-row>
        <table:table-row table:style-name="ro1">
          <table:table-cell office:value-type="string" calcext:value-type="string">
            <text:p>sun-system®-flower-power™-315-watt-fixture-120-240-volt-l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flower_power1.jpg?v=1594127528</text:p>
          </table:table-cell>
        </table:table-row>
        <table:table-row table:style-name="ro1">
          <table:table-cell office:value-type="string" calcext:value-type="string">
            <text:p>sun-system®-lec®-315-watt-fixture-120-volt-w-3100k-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6205-01.jpg?v=1593609993</text:p>
          </table:table-cell>
        </table:table-row>
        <table:table-row table:style-name="ro1">
          <table:table-cell office:value-type="string" calcext:value-type="string">
            <text:p>sun-system®-lec®-315-watt-fixture-120-volt-w-3100k-bul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906205-01_333d53eb-6642-4c05-a9c9-c2313b6786b5.jpg?v=1594127164</text:p>
          </table:table-cell>
        </table:table-row>
        <table:table-row table:style-name="ro1">
          <table:table-cell office:value-type="string" calcext:value-type="string">
            <text:p>sunlight-supply-hardcore-magnetic-bal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6.png?v=1594365565</text:p>
          </table:table-cell>
        </table:table-row>
        <table:table-row table:style-name="ro1">
          <table:table-cell office:value-type="string" calcext:value-type="string">
            <text:p>sunlight-supply-socket-c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3.jpg?v=1594302191</text:p>
          </table:table-cell>
        </table:table-row>
        <table:table-row table:style-name="ro1">
          <table:table-cell office:value-type="string" calcext:value-type="string">
            <text:p>sunshine-advanced-mix-3cu-ft-compressed-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ystem-14.jpg?v=1594302452</text:p>
          </table:table-cell>
        </table:table-row>
        <table:table-row table:style-name="ro1">
          <table:table-cell office:value-type="string" calcext:value-type="string">
            <text:p>sunshine-advanced-yellow-bag-mix-4-3-cu-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hine-advanced-yellow-bag-mix-4-3-cu-ft.jpg?v=1597641036</text:p>
          </table:table-cell>
        </table:table-row>
        <table:table-row table:style-name="ro1">
          <table:table-cell office:value-type="string" calcext:value-type="string">
            <text:p>sunshine-advanced-yellow-bag-mix-4-3-cu-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nshine-advanced-yellow-bag-mix-4-3-cu-ft_1.jpg?v=1597641124</text:p>
          </table:table-cell>
        </table:table-row>
        <table:table-row table:style-name="ro1">
          <table:table-cell office:value-type="string" calcext:value-type="string">
            <text:p>sunshine-mix-4-w-mycorrhizae-3-0-cu-ft-co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nshine-mix4-w-mycorrhizae-30-cu-ft-comp.jpg?v=1597640937</text:p>
          </table:table-cell>
        </table:table-row>
        <table:table-row table:style-name="ro1">
          <table:table-cell office:value-type="string" calcext:value-type="string">
            <text:p>super-sprouter-78-cell-stonewool-tray-1-5-in-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per-sprouter-78-cell-stonewool-tray-15-in-square.jpg?v=1597393043</text:p>
          </table:table-cell>
        </table:table-row>
        <table:table-row table:style-name="ro1">
          <table:table-cell office:value-type="string" calcext:value-type="string">
            <text:p>super-sprouter-78-cell-stonewool-tray-1-5-in-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super-sprouter-78-cell-stonewool-tray-15-in-square_1.jpg?v=1597393043</text:p>
          </table:table-cell>
        </table:table-row>
        <table:table-row table:style-name="ro1">
          <table:table-cell office:value-type="string" calcext:value-type="string">
            <text:p>super-sprouter-78-cell-stonewool-tray-1-5-in-squ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super-sprouter-78-cell-stonewool-tray-15-in-square_2.jpg?v=1597393043</text:p>
          </table:table-cell>
        </table:table-row>
        <table:table-row table:style-name="ro1">
          <table:table-cell office:value-type="string" calcext:value-type="string">
            <text:p>super-sprouter-78-cell-stonewool-tray-1-5-in-squ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dn.shopify.com/s/files/1/0417/5675/4069/products/super-sprouter-78-cell-stonewool-tray-15-in-square_3.jpg?v=1597393043</text:p>
          </table:table-cell>
        </table:table-row>
        <table:table-row table:style-name="ro1">
          <table:table-cell office:value-type="string" calcext:value-type="string">
            <text:p>super-sprouter-seedling-4-tray-heat-mat-21x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5.jpg?v=1594802530</text:p>
          </table:table-cell>
        </table:table-row>
        <table:table-row table:style-name="ro1">
          <table:table-cell office:value-type="string" calcext:value-type="string">
            <text:p>super-sprouter-seedling-heat-mat-10x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24.jpg?v=1594802393</text:p>
          </table:table-cell>
        </table:table-row>
        <table:table-row table:style-name="ro1">
          <table:table-cell office:value-type="string" calcext:value-type="string">
            <text:p>super-sprouter-sterile-disposable-scal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super-sprouter-super-sprouter-sterile-disposable-s.jpg?v=1597397413</text:p>
          </table:table-cell>
        </table:table-row>
        <table:table-row table:style-name="ro1">
          <table:table-cell office:value-type="string" calcext:value-type="string">
            <text:p>technaflora-recipe-for-success-starter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chnaflora-technaflora-recipe-for-success-starter.jpg?v=1597727015</text:p>
          </table:table-cell>
        </table:table-row>
        <table:table-row table:style-name="ro1">
          <table:table-cell office:value-type="string" calcext:value-type="string">
            <text:p>technaflora-rootech-gel-4-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echnaflora-technaflora-rootech-gel-4-oz.jpg?v=1597396560</text:p>
          </table:table-cell>
        </table:table-row>
        <table:table-row table:style-name="ro1">
          <table:table-cell office:value-type="string" calcext:value-type="string">
            <text:p>technafora-thrive-alive-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prodct-29.jpg?v=1594293383</text:p>
          </table:table-cell>
        </table:table-row>
        <table:table-row table:style-name="ro1">
          <table:table-cell office:value-type="string" calcext:value-type="string">
            <text:p>technafora-thrive-alive-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-cannabis-encyclopedia-soft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he-cannabis-encyclopedia-softcover.jpg?v=1597391061</text:p>
          </table:table-cell>
        </table:table-row>
        <table:table-row table:style-name="ro1">
          <table:table-cell office:value-type="string" calcext:value-type="string">
            <text:p>titan-apollo-2-cycle-timer-w-photoc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-controls-atlas-2-preset-co2-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1.jpg?v=1594295600</text:p>
          </table:table-cell>
        </table:table-row>
        <table:table-row table:style-name="ro1">
          <table:table-cell office:value-type="string" calcext:value-type="string">
            <text:p>titan-controls-atlas-2-preset-co2-mon-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controls-titan-controls-atlas-2-preset-co2-m.jpg?v=1597398510</text:p>
          </table:table-cell>
        </table:table-row>
        <table:table-row table:style-name="ro1">
          <table:table-cell office:value-type="string" calcext:value-type="string">
            <text:p>titan-controls-atlas-2-preset-co2-mon-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itan-controls-titan-controls-atlas-2-preset-co2-m_37a06f6c-de53-4ca4-b3f6-e04e91fe5d24.jpg?v=1597398510</text:p>
          </table:table-cell>
        </table:table-row>
        <table:table-row table:style-name="ro1">
          <table:table-cell office:value-type="string" calcext:value-type="string">
            <text:p>titan-controls-co2-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nvironmental-controllers-titan-controls-co2-regul.jpg?v=1597400149</text:p>
          </table:table-cell>
        </table:table-row>
        <table:table-row table:style-name="ro1">
          <table:table-cell office:value-type="string" calcext:value-type="string">
            <text:p>titan-controls-saturn-4-environmental-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2.jpg?v=1594296196</text:p>
          </table:table-cell>
        </table:table-row>
        <table:table-row table:style-name="ro1">
          <table:table-cell office:value-type="string" calcext:value-type="string">
            <text:p>titan-controls-saturn-5-digital-environmental-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3.jpg?v=1594296430</text:p>
          </table:table-cell>
        </table:table-row>
        <table:table-row table:style-name="ro1">
          <table:table-cell office:value-type="string" calcext:value-type="string">
            <text:p>titan-controls®-co2-regulator-deluxe-kit-with-t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itan-4.jpg?v=1594296577</text:p>
          </table:table-cell>
        </table:table-row>
        <table:table-row table:style-name="ro1">
          <table:table-cell office:value-type="string" calcext:value-type="string">
            <text:p>titan-helios-light-contro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3851_3.jpg?v=1594130282</text:p>
          </table:table-cell>
        </table:table-row>
        <table:table-row table:style-name="ro1">
          <table:table-cell office:value-type="string" calcext:value-type="string">
            <text:p>titan-helios-light-controll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-naturals-co2-enh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nb-naturals-tnb-naturals-co2-enhancer.png?v=1597398390</text:p>
          </table:table-cell>
        </table:table-row>
        <table:table-row table:style-name="ro1">
          <table:table-cell office:value-type="string" calcext:value-type="string">
            <text:p>tnb-naturals-co2-enhancer-refill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nb-naturals-tnb-naturals-co2-enhancer-refill-pack.png?v=1597399871</text:p>
          </table:table-cell>
        </table:table-row>
        <table:table-row table:style-name="ro1">
          <table:table-cell office:value-type="string" calcext:value-type="string">
            <text:p>trim-bag-dry-tri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rim-bag-dry-trimmer.jpg?v=1597404501</text:p>
          </table:table-cell>
        </table:table-row>
        <table:table-row table:style-name="ro1">
          <table:table-cell office:value-type="string" calcext:value-type="string">
            <text:p>true-blo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rueBlooms614x700.jpg?v=1596096251</text:p>
          </table:table-cell>
        </table:table-row>
        <table:table-row table:style-name="ro1">
          <table:table-cell office:value-type="string" calcext:value-type="string">
            <text:p>true-blo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-blo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o-klone-t48-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turbo-klone-turbo-klone-t48-system.jpg?v=1597395878</text:p>
          </table:table-cell>
        </table:table-row>
        <table:table-row table:style-name="ro1">
          <table:table-cell office:value-type="string" calcext:value-type="string">
            <text:p>turbo-klone-t48-sy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turbo-klone-turbo-klone-t48-system_1.jpg?v=1597395878</text:p>
          </table:table-cell>
        </table:table-row>
        <table:table-row table:style-name="ro1">
          <table:table-cell office:value-type="string" calcext:value-type="string">
            <text:p>ultra-sun®-metal-halide-4-200-k-1000-w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2_9b718dd5-72d7-4eb3-b9f8-8843bf5afb99.jpg?v=1594368910</text:p>
          </table:table-cell>
        </table:table-row>
        <table:table-row table:style-name="ro1">
          <table:table-cell office:value-type="string" calcext:value-type="string">
            <text:p>ultra-sun®-metal-halide-4-200-k-40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1.jpg?v=1594368708</text:p>
          </table:table-cell>
        </table:table-row>
        <table:table-row table:style-name="ro1">
          <table:table-cell office:value-type="string" calcext:value-type="string">
            <text:p>ultra-sun®-metal-halide-4-200-k-400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Ultrasun-2.jpg?v=1594368708</text:p>
          </table:table-cell>
        </table:table-row>
        <table:table-row table:style-name="ro1">
          <table:table-cell office:value-type="string" calcext:value-type="string">
            <text:p>ultra-sun®-metal-halide-blue-400-watt-bulb-7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3.jpg?v=1594369063</text:p>
          </table:table-cell>
        </table:table-row>
        <table:table-row table:style-name="ro1">
          <table:table-cell office:value-type="string" calcext:value-type="string">
            <text:p>ultra-sunultra-sun®-metal-halide-blue-7500k-100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Ultrasun-4.jpg?v=1594369216</text:p>
          </table:table-cell>
        </table:table-row>
        <table:table-row table:style-name="ro1">
          <table:table-cell office:value-type="string" calcext:value-type="string">
            <text:p>ushio-double-ended-pro-plus-hp-1000-watt-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Ecoplus-19.jpg?v=1594882242</text:p>
          </table:table-cell>
        </table:table-row>
        <table:table-row table:style-name="ro1">
          <table:table-cell office:value-type="string" calcext:value-type="string">
            <text:p>uv-sterilizer-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filter-27.jpg?v=1594745937</text:p>
          </table:table-cell>
        </table:table-row>
        <table:table-row table:style-name="ro1">
          <table:table-cell office:value-type="string" calcext:value-type="string">
            <text:p>vine-cl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37.jpg?v=1594807402</text:p>
          </table:table-cell>
        </table:table-row>
        <table:table-row table:style-name="ro1">
          <table:table-cell office:value-type="string" calcext:value-type="string">
            <text:p>vypr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VYPR2x_2eaf4ff8-9a70-44fb-8ad2-8775ee02e812.png?v=1596522324</text:p>
          </table:table-cell>
        </table:table-row>
        <table:table-row table:style-name="ro1">
          <table:table-cell office:value-type="string" calcext:value-type="string">
            <text:p>water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474_2.jpg?v=1593783126</text:p>
          </table:table-cell>
        </table:table-row>
        <table:table-row table:style-name="ro1">
          <table:table-cell office:value-type="string" calcext:value-type="string">
            <text:p>waterfarm-plumbing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1594_2.jpg?v=1594022167</text:p>
          </table:table-cell>
        </table:table-row>
        <table:table-row table:style-name="ro1">
          <table:table-cell office:value-type="string" calcext:value-type="string">
            <text:p>yield-master-air-cooled-refl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yield.jpg?v=1594125761</text:p>
          </table:table-cell>
        </table:table-row>
      </table:table>
      <table:named-expressions/>
      <table:database-ranges>
        <table:database-range table:name="__Anonymous_Sheet_DB__0" table:target-range-address="'published_true-img'.A2:'published_true-img'.C8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4:49:15.29566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9T19:22:46.064811866</dc:date>
    <meta:editing-duration>PT11H12M2S</meta:editing-duration>
    <meta:editing-cycles>12</meta:editing-cycles>
    <meta:generator>LibreOffice/7.0.5.2$Linux_X86_64 LibreOffice_project/00$Build-2</meta:generator>
    <meta:document-statistic meta:table-count="1" meta:cell-count="2176" meta:object-count="0"/>
  </office:meta>
</office:document-meta>
</file>